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dictionary" style:family="section">
      <style:section-properties xmlns:text="urn:oasis:names:tc:opendocument:xmlns:text:1.0" text:dont-balance-text-columns="true" style:editable="false">
        <style:columns xmlns:fo="urn:oasis:names:tc:opendocument:xmlns:xsl-fo-compatible:1.0" fo:column-count="2">
          <style:column style:rel-width="4.111111*" fo:start-indent="0in" fo:end-indent="0.06944445in"/>
          <style:column style:rel-width="4.111111*" fo:start-indent="0.0694444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dictionary" text:name="Sect_dictionary">
        <text:p text:style-name="head.-sectionletter_sectionletter_dictionary">Ww</text:p>
        <text:p text:style-name="article_sectionletter_dictionary"><text:span text:style-name="headword_article_sectionletter_dictionary">w</text:span><text:span text:style-name="stress_headword_article_sectionletter_dictionary">ai</text:span><text:span text:style-name="headword_article_sectionletter_dictionary">t</text:span><text:span text:style-name="headword_article_sectionletter_dictionary">ing g</text:span><text:span text:style-name="stress_headword_article_sectionletter_dictionary">a</text:span><text:span text:style-name="headword_article_sectionletter_dictionary">me</text:span><text:span text:style-name="headword..after_article_sectionletter_dictionary"> </text:span><text:span text:style-name="variantinflection.-firstoftype..before_article_sectionletter_dictionary">(</text:span><text:span text:style-name="variantinflection_article_sectionletter_dictionary">waiting games</text:span><text:span text:style-name="variantinflection.-lastoftype..after_article_sectionletter_dictionary">) </text:span><text:span text:style-name="grammarcategory_article_sectionletter_dictionary">N-Count</text:span><text:span text:style-name="grammarcategory..after_article_sectionletter_dictionary"> </text:span><text:span text:style-name="grammaruse..before_article_sectionletter_dictionary">[</text:span><text:span text:style-name="grammaruse_article_sectionletter_dictionary">usu sing</text:span><text:span text:style-name="grammaruse..after_article_sectionletter_dictionary">] </text:span><text:span text:style-name="definition firstoftype lastoftype_article_sectionletter_dictionary">If you play a </text:span><text:span text:style-name="worduse_definition firstoftype lastoftype_article_sectionletter_dictionary">waiting game</text:span><text:span text:style-name="definition firstoftype lastoftype_article_sectionletter_dictionary">, you deal with a situation by deliberately doing nothing, because you believe you will gain an advantage by acting later, or because you are waiting to see how other people are going to act.</text:span><text:span text:style-name="definition..after_article_sectionletter_dictionary"> </text:span><text:span text:style-name="example_article_sectionletter_dictionary">He's playing a waiting-game. He'll hope to hang on as long as possible until the pressure is off.</text:span><text:span text:style-name="example.-lastoftype..after_article_sectionletter_dictionary"> </text:span></text:p>
        <text:p text:style-name="article_sectionletter_dictionary"><text:span text:style-name="headword_article_sectionletter_dictionary">w</text:span><text:span text:style-name="stress_headword_article_sectionletter_dictionary">ai</text:span><text:span text:style-name="headword_article_sectionletter_dictionary">t</text:span><text:span text:style-name="headword_article_sectionletter_dictionary">ing list</text:span><text:span text:style-name="headword..after_article_sectionletter_dictionary"> </text:span><text:span text:style-name="variantinflection.-firstoftype..before_article_sectionletter_dictionary">(</text:span><text:span text:style-name="variantinflection_article_sectionletter_dictionary">waiting lists</text:span><text:span text:style-name="variantinflection.-lastoftype..after_article_sectionletter_dictionary">) </text:span><text:span text:style-name="grammarcategory_article_sectionletter_dictionary">N-Count</text:span><text:span text:style-name="grammarcategory..after_article_sectionletter_dictionary"> </text:span><text:span text:style-name="grammaruse..before_article_sectionletter_dictionary">[</text:span><text:span text:style-name="grammaruse_article_sectionletter_dictionary">oft on N</text:span><text:span text:style-name="grammaruse..after_article_sectionletter_dictionary">] </text:span><text:span text:style-name="definition firstoftype lastoftype_article_sectionletter_dictionary">A </text:span><text:span text:style-name="worduse_definition firstoftype lastoftype_article_sectionletter_dictionary">waiting list</text:span><text:span text:style-name="definition firstoftype lastoftype_article_sectionletter_dictionary"> is a list of people who have asked for something which cannot be given to them immediately, for example medical treatment, housing, or training, and who must therefore wait until it is available.</text:span><text:span text:style-name="definition..after_article_sectionletter_dictionary"> </text:span><text:span text:style-name="example_article_sectionletter_dictionary">There were 20,000 people on the waiting list for a home.</text:span><text:span text:style-name="example.-lastoftype..after_article_sectionletter_dictionary"> </text:span></text:p>
        <text:p text:style-name="article_sectionletter_dictionary"><text:span text:style-name="headword_article_sectionletter_dictionary">w</text:span><text:span text:style-name="stress_headword_article_sectionletter_dictionary">ai</text:span><text:span text:style-name="headword_article_sectionletter_dictionary">t</text:span><text:span text:style-name="headword_article_sectionletter_dictionary">ing room</text:span><text:span text:style-name="headword..after_article_sectionletter_dictionary"> </text:span><text:span text:style-name="variantinflection.-firstoftype..before_article_sectionletter_dictionary">(</text:span><text:span text:style-name="variantinflection_article_sectionletter_dictionary">waiting rooms</text:span><text:span text:style-name="variantinflection.-lastoftype..after_article_sectionletter_dictionary">) </text:span><text:span text:style-name="variantspelling..before_article_sectionletter_dictionary">also </text:span><text:span text:style-name="variantspelling_article_sectionletter_dictionary">waiting-room</text:span><text:span text:style-name="variantspelling..after_article_sectionletter_dictionary">. </text:span><text:span text:style-name="grammarcategory_article_sectionletter_dictionary">N-Count</text:span><text:span text:style-name="grammarcategory..after_article_sectionletter_dictionary"> </text:span><text:span text:style-name="definition firstoftype lastoftype_article_sectionletter_dictionary">A </text:span><text:span text:style-name="worduse_definition firstoftype lastoftype_article_sectionletter_dictionary">waiting room</text:span><text:span text:style-name="definition firstoftype lastoftype_article_sectionletter_dictionary"> is a room in a place such as a railway station or a clinic, where people can sit down while they wait.</text:span><text:span text:style-name="definition..after_article_sectionletter_dictionary"> </text:span></text:p>
        <text:p text:style-name="article_sectionletter_dictionary"><text:span text:style-name="headword_article_sectionletter_dictionary">wait</text:span><text:span text:style-name="headword_article_sectionletter_dictionary">ress</text:span><text:span text:style-name="headword..after_article_sectionletter_dictionary"> </text:span><text:span text:style-name="pronunciation.-firstoftype..before_article_sectionletter_dictionary">/</text:span><text:span text:style-name="pronunciation_article_sectionletter_dictionary">w</text:span><text:span text:style-name="stress_pronunciation_article_sectionletter_dictionary">eɪ</text:span><text:span text:style-name="pronunciation_article_sectionletter_dictionary">trəs</text:span><text:span text:style-name="pronunciation.-lastoftype..after_article_sectionletter_dictionary">/ </text:span><text:span text:style-name="variantinflection.-firstoftype..before_article_sectionletter_dictionary">(</text:span><text:span text:style-name="variantinflection_article_sectionletter_dictionary">waitresses</text:span> <text:span text:style-name="variantinflection-variantinflection..before_article_sectionletter_dictionary">, </text:span><text:span text:style-name="variantinflection_article_sectionletter_dictionary">waitressing</text:span> <text:span text:style-name="variantinflection-variantinflection..before_article_sectionletter_dictionary">, </text:span><text:span text:style-name="variantinflection_article_sectionletter_dictionary">waitressed</text:span><text:span text:style-name="variantinflection.-lastoftype..after_article_sectionletter_dictionary">) </text:span><text:span text:style-name="sense..before_article_sectionletter_dictionary">1</text:span><text:span text:style-name="grammarcategory_sense_article_sectionletter_dictionary">N-Count</text:span><text:span text:style-name="grammarcategory..after_sense_article_sectionletter_dictionary"> </text:span><draw:frame draw:style-name="Graphics0" draw:name="Graphics0" text:anchor-type="paragraph" draw:z-index="1" svg:width="100%" svg:height="0pt"><draw:text-box fo:min-height="0in"><draw:frame draw:style-name="Graphics0" draw:name="Graphics0" text:anchor-type="paragraph" svg:width="100%" svg:height="0pt"><draw:image xlink:type="simple" xlink:show="embed" xlink:actuatet="onLoad" xlink:href="Pictures/nowaitress.jpg"/><svg:desc>a waitress</svg:desc></draw:frame><text:p text:style-name="ForcedDiv"><text:span text:style-name="caption_image_sense_article_sectionletter_dictionary">a waitress</text:span> </text:p></draw:text-box></draw:frame><text:span text:style-name="definition firstoftype lastoftype_sense_article_sectionletter_dictionary">A </text:span><text:span text:style-name="worduse_definition firstoftype lastoftype_sense_article_sectionletter_dictionary">waitress</text:span><text:span text:style-name="definition firstoftype lastoftype_sense_article_sectionletter_dictionary"> is a woman who works in a restaurant, serving people with food and drink.</text:span><text:span text:style-name="definition..after_sense_article_sectionletter_dictionary"> </text:span><text:span text:style-name="sense..before_article_sectionletter_dictionary">2</text:span><text:span text:style-name="grammarcategory_sense_article_sectionletter_dictionary">Verb</text:span><text:span text:style-name="grammarcategory..after_sense_article_sectionletter_dictionary"> </text:span><text:span text:style-name="definition firstoftype lastoftype_sense_article_sectionletter_dictionary">A woman who </text:span><text:span text:style-name="worduse_definition firstoftype lastoftype_sense_article_sectionletter_dictionary">waitresses</text:span><text:span text:style-name="definition firstoftype lastoftype_sense_article_sectionletter_dictionary"> works in a restaurant serving food and drink.</text:span><text:span text:style-name="definition..after_sense_article_sectionletter_dictionary"> </text:span><text:span text:style-name="example_sense_article_sectionletter_dictionary">She had been working in a pub, cooking and waitressing.</text:span><text:span text:style-name="example.-lastoftype..after_sense_article_sectionletter_dictionary"> </text:span><text:span text:style-name="subentry..before_article_sectionletter_dictionary">▶</text:span><text:span text:style-name="headword.-subentry_subentry_article_sectionletter_dictionary">wait</text:span><text:span text:style-name="headword.-subentry_subentry_article_sectionletter_dictionary">ress</text:span><text:span text:style-name="headword.-subentry_subentry_article_sectionletter_dictionary">ing</text:span><text:span text:style-name="headword..after_subentry_article_sectionletter_dictionary"> </text:span><text:span text:style-name="example_subentry_article_sectionletter_dictionary">She does a bit of waitressing as a part-time job.</text:span><text:span text:style-name="example.-lastoftype..after_subentry_article_sectionletter_dictionary"> </text:span></text:p>
        <text:p text:style-name="article_sectionletter_dictionary"><text:span text:style-name="headword_article_sectionletter_dictionary">waive</text:span><text:span text:style-name="headword..after_article_sectionletter_dictionary"> </text:span><text:span text:style-name="pronunciation.-firstoftype..before_article_sectionletter_dictionary">/</text:span><text:span text:style-name="pronunciation_article_sectionletter_dictionary">w</text:span><text:span text:style-name="stress_pronunciation_article_sectionletter_dictionary">eɪ</text:span><text:span text:style-name="pronunciation_article_sectionletter_dictionary">v</text:span><text:span text:style-name="pronunciation.-lastoftype..after_article_sectionletter_dictionary">/ </text:span><text:span text:style-name="variantinflection.-firstoftype..before_article_sectionletter_dictionary">(</text:span><text:span text:style-name="variantinflection_article_sectionletter_dictionary">waives</text:span> <text:span text:style-name="variantinflection-variantinflection..before_article_sectionletter_dictionary">, </text:span><text:span text:style-name="variantinflection_article_sectionletter_dictionary">waiving</text:span> <text:span text:style-name="variantinflection-variantinflection..before_article_sectionletter_dictionary">, </text:span><text:span text:style-name="variantinflection_article_sectionletter_dictionary">waived</text:span><text:span text:style-name="variantinflection.-lastoftype..after_article_sectionletter_dictionary">) </text:span><text:span text:style-name="sense..before_article_sectionletter_dictionary">1</text:span><text:span text:style-name="grammarcategory_sense_article_sectionletter_dictionary">Verb</text:span><text:span text:style-name="grammarcategory..after_sense_article_sectionletter_dictionary"> </text:span><text:span text:style-name="definition firstoftype lastoftype_sense_article_sectionletter_dictionary">If you </text:span><text:span text:style-name="worduse_definition firstoftype lastoftype_sense_article_sectionletter_dictionary">waive</text:span><text:span text:style-name="definition firstoftype lastoftype_sense_article_sectionletter_dictionary"> your right to something, for example legal representation, you choose not to have it or do it.</text:span><text:span text:style-name="definition..after_sense_article_sectionletter_dictionary"> </text:span><text:span text:style-name="exampleuse_sense_article_sectionletter_dictionary">V n</text:span><text:span text:style-name="exampleuse..after_sense_article_sectionletter_dictionary"> </text:span><text:span text:style-name="example_sense_article_sectionletter_dictionary">He pleaded guilty to the murders of three boys and waived his right to appeal.</text:span><text:span text:style-name="example.-lastoftype..after_sense_article_sectionletter_dictionary"> </text:span><text:span text:style-name="sense..before_article_sectionletter_dictionary">2</text:span><text:span text:style-name="grammarcategory_sense_article_sectionletter_dictionary">Verb</text:span><text:span text:style-name="grammarcategory..after_sense_article_sectionletter_dictionary"> </text:span><text:span text:style-name="definition firstoftype lastoftype_sense_article_sectionletter_dictionary">If someone </text:span><text:span text:style-name="worduse_definition firstoftype lastoftype_sense_article_sectionletter_dictionary">waives</text:span><text:span text:style-name="definition firstoftype lastoftype_sense_article_sectionletter_dictionary"> a rule, they say that people do not have to obey it in a particular situation.</text:span><text:span text:style-name="definition..after_sense_article_sectionletter_dictionary"> </text:span><text:span text:style-name="exampleuse_sense_article_sectionletter_dictionary">V n</text:span><text:span text:style-name="exampleuse..after_sense_article_sectionletter_dictionary"> </text:span><text:span text:style-name="example_sense_article_sectionletter_dictionary">The art gallery waives admission charges on Sundays.</text:span><text:span text:style-name="example.-lastoftype..after_sense_article_sectionletter_dictionary"> </text:span></text:p>
        <text:p text:style-name="article_sectionletter_dictionary"><text:span text:style-name="headword_article_sectionletter_dictionary">waiv</text:span><text:span text:style-name="headword_article_sectionletter_dictionary">er</text:span><text:span text:style-name="headword..after_article_sectionletter_dictionary"> </text:span><text:span text:style-name="pronunciation.-firstoftype..before_article_sectionletter_dictionary">/</text:span><text:span text:style-name="pronunciation_article_sectionletter_dictionary">w</text:span><text:span text:style-name="stress_pronunciation_article_sectionletter_dictionary">eɪ</text:span><text:span text:style-name="pronunciation_article_sectionletter_dictionary">vəʳ</text:span><text:span text:style-name="pronunciation.-lastoftype..after_article_sectionletter_dictionary">/ </text:span><text:span text:style-name="variantinflection.-firstoftype..before_article_sectionletter_dictionary">(</text:span><text:span text:style-name="variantinflection_article_sectionletter_dictionary">waivers</text:span><text:span text:style-name="variantinflection.-lastoftype..after_article_sectionletter_dictionary">) </text:span><text:span text:style-name="grammarcategory_article_sectionletter_dictionary">N-Count</text:span><text:span text:style-name="grammarcategory..after_article_sectionletter_dictionary"> </text:span><text:span text:style-name="grammaruse..before_article_sectionletter_dictionary">[</text:span><text:span text:style-name="grammaruse_article_sectionletter_dictionary">usu with supp</text:span><text:span text:style-name="grammaruse..after_article_sectionletter_dictionary">] </text:span><text:span text:style-name="definition firstoftype lastoftype_article_sectionletter_dictionary">A </text:span><text:span text:style-name="worduse_definition firstoftype lastoftype_article_sectionletter_dictionary">waiver</text:span><text:span text:style-name="definition firstoftype lastoftype_article_sectionletter_dictionary"> is when a person, government, or organization agrees to give up a right or says that people do not have to obey a particular rule or law.</text:span><text:span text:style-name="definition..after_article_sectionletter_dictionary"> </text:span><text:span text:style-name="example_article_sectionletter_dictionary">...a waiver of constitutional rights.</text:span><text:span text:style-name="example.-lastoftype..after_article_sectionletter_dictionary"> </text:span></text:p>
        <text:p text:style-name="article_sectionletter_dictionary"><text:span text:style-name="headword_article_sectionletter_dictionary">wake</text:span><text:span text:style-name="headword..after_article_sectionletter_dictionary"> </text:span><text:span text:style-name="frequency_article_sectionletter_dictionary">◆◇◇</text:span> <text:span text:style-name="pronunciation.-firstoftype..before_article_sectionletter_dictionary">/</text:span><text:span text:style-name="pronunciation_article_sectionletter_dictionary">w</text:span><text:span text:style-name="stress_pronunciation_article_sectionletter_dictionary">eɪ</text:span><text:span text:style-name="pronunciation_article_sectionletter_dictionary">k</text:span><text:span text:style-name="pronunciation.-lastoftype..after_article_sectionletter_dictionary">/ </text:span><text:span text:style-name="variantinflection.-firstoftype..before_article_sectionletter_dictionary">(</text:span><text:span text:style-name="variantinflection_article_sectionletter_dictionary">wakes</text:span> <text:span text:style-name="variantinflection-variantinflection..before_article_sectionletter_dictionary">, </text:span><text:span text:style-name="variantinflection_article_sectionletter_dictionary">waking</text:span> <text:span text:style-name="variantinflection-variantinflection..before_article_sectionletter_dictionary">, </text:span><text:span text:style-name="variantinflection_article_sectionletter_dictionary">woke</text:span> <text:span text:style-name="variantinflection-variantinflection..before_article_sectionletter_dictionary">, </text:span><text:span text:style-name="variantinflection_article_sectionletter_dictionary">woken</text:span><text:span text:style-name="variantinflection.-lastoftype..after_article_sectionletter_dictionary">) </text:span><text:span text:style-name="note..before_article_sectionletter_dictionary">NOTE</text:span><text:span text:style-name="note_article_sectionletter_dictionary">The form </text:span><text:span text:style-name="worduse_note_article_sectionletter_dictionary">waked</text:span><text:span text:style-name="note_article_sectionletter_dictionary"> is used in American English for the past tense.</text:span><text:span text:style-name="note..after_article_sectionletter_dictionary"> </text:span><text:span text:style-name="sense..before_article_sectionletter_dictionary">1</text:span><text:span text:style-name="grammarcategory_sense_article_sectionletter_dictionary">Verb</text:span><text:span text:style-name="grammarcategory..after_sense_article_sectionletter_dictionary"> </text:span><text:span text:style-name="definition firstoftype lastoftype_sense_article_sectionletter_dictionary">When you </text:span><text:span text:style-name="worduse_definition firstoftype lastoftype_sense_article_sectionletter_dictionary">wake</text:span><text:span text:style-name="definition firstoftype lastoftype_sense_article_sectionletter_dictionary"> or when someone or something </text:span><text:span text:style-name="worduse_definition firstoftype lastoftype_sense_article_sectionletter_dictionary">wakes</text:span><text:span text:style-name="definition firstoftype lastoftype_sense_article_sectionletter_dictionary"> you, you become conscious again after being asleep.</text:span><text:span text:style-name="definition..after_sense_article_sectionletter_dictionary"> </text:span><text:span text:style-name="exampleuse_sense_article_sectionletter_dictionary">V</text:span><text:span text:style-name="exampleuse..after_sense_article_sectionletter_dictionary"> </text:span><text:span text:style-name="example_sense_article_sectionletter_dictionary">It was cold and dark when I woke at 6.30...</text:span><text:span text:style-name="example..after_sense_article_sectionletter_dictionary"> ♦ </text:span><text:span text:style-name="exampleuse_sense_article_sectionletter_dictionary">V to n</text:span><text:span text:style-name="exampleuse..after_sense_article_sectionletter_dictionary"> </text:span><text:span text:style-name="example_sense_article_sectionletter_dictionary">Bob woke slowly to sunshine pouring in his window...</text:span><text:span text:style-name="example..after_sense_article_sectionletter_dictionary"> ♦ </text:span><text:span text:style-name="exampleuse_sense_article_sectionletter_dictionary">V to-inf</text:span><text:span text:style-name="exampleuse..after_sense_article_sectionletter_dictionary"> </text:span><text:span text:style-name="example_sense_article_sectionletter_dictionary">She woke to find her dark room lit by flashing lights...</text:span><text:span text:style-name="example..after_sense_article_sectionletter_dictionary"> ♦ </text:span><text:span text:style-name="exampleuse_sense_article_sectionletter_dictionary">V n</text:span><text:span text:style-name="exampleuse..after_sense_article_sectionletter_dictionary"> </text:span><text:span text:style-name="example_sense_article_sectionletter_dictionary">She went upstairs to wake Milton.</text:span><text:span text:style-name="example.-lastoftype..after_sense_article_sectionletter_dictionary"> </text:span><text:span text:style-name="subsense..before_sense_article_sectionletter_dictionary">♦</text:span><text:span text:style-name="grammarcategory_firstoftype lastoftype subsense_sense_article_sectionletter_dictionary">Phrasal verb</text:span><text:span text:style-name="grammarcategory..after_firstoftype lastoftype subsense_sense_article_sectionletter_dictionary"> </text:span><text:span text:style-name="grammaruse..before_firstoftype lastoftype subsense_sense_article_sectionletter_dictionary">[</text:span><text:span text:style-name="grammaruse_firstoftype lastoftype subsense_sense_article_sectionletter_dictionary">V P</text:span><text:span text:style-name="grammaruse..after_firstoftype lastoftype subsense_sense_article_sectionletter_dictionary">] </text:span><text:span text:style-name="worduse_definition firstoftype lastoftype_firstoftype lastoftype subsense_sense_article_sectionletter_dictionary">Wake up</text:span><text:span text:style-name="definition firstoftype lastoftype_firstoftype lastoftype subsense_sense_article_sectionletter_dictionary"> means the same as </text:span><text:span text:style-name="worduse_definition firstoftype lastoftype_firstoftype lastoftype subsense_sense_article_sectionletter_dictionary">wake</text:span><text:span text:style-name="definition firstoftype lastoftype_firstoftype lastoftype subsense_sense_article_sectionletter_dictionary">.</text:span><text:span text:style-name="definition..after_firstoftype lastoftype subsense_sense_article_sectionletter_dictionary"> </text:span><text:span text:style-name="example_firstoftype lastoftype subsense_sense_article_sectionletter_dictionary">One morning I woke up and felt something was wrong...</text:span><text:span text:style-name="example..after_firstoftype lastoftype subsense_sense_article_sectionletter_dictionary"> ♦ </text:span><text:span text:style-name="exampleuse_firstoftype lastoftype subsense_sense_article_sectionletter_dictionary">V n P</text:span><text:span text:style-name="exampleuse..after_firstoftype lastoftype subsense_sense_article_sectionletter_dictionary"> </text:span><text:span text:style-name="example_firstoftype lastoftype subsense_sense_article_sectionletter_dictionary">At dawn I woke him up and said we were leaving.</text:span><text:span text:style-name="example.-lastoftype..after_firstoftype lastoftype subsense_sense_article_sectionletter_dictionary"> </text:span></text:p>
        <text:p text:style-name="sense_article_sectionletter_dictionary"><text:span text:style-name="sense..before_article_sectionletter_dictionary">2</text:span><text:span text:style-name="grammarcategory_sense_article_sectionletter_dictionary">N-Count</text:span><text:span text:style-name="grammarcategory..after_sense_article_sectionletter_dictionary"> </text:span><text:span text:style-name="grammaruse..before_sense_article_sectionletter_dictionary">[</text:span><text:span text:style-name="grammaruse_sense_article_sectionletter_dictionary">usu sing</text:span><text:span text:style-name="grammaruse..after_sense_article_sectionletter_dictionary">] </text:span><text:span text:style-name="grammaruse..before_sense_article_sectionletter_dictionary">[</text:span><text:span text:style-name="grammaruse_sense_article_sectionletter_dictionary">with poss</text:span><text:span text:style-name="grammaruse..after_sense_article_sectionletter_dictionary">] </text:span><text:span text:style-name="definition firstoftype lastoftype_sense_article_sectionletter_dictionary">The </text:span><text:span text:style-name="worduse_definition firstoftype lastoftype_sense_article_sectionletter_dictionary">wake</text:span><text:span text:style-name="definition firstoftype lastoftype_sense_article_sectionletter_dictionary"> of a boat or other object moving in water is the track of waves that it makes behind it as it moves through the water.</text:span><text:span text:style-name="definition..after_sense_article_sectionletter_dictionary"> </text:span><text:span text:style-name="example_sense_article_sectionletter_dictionary">Dolphins sometimes play in the wake of the boats.</text:span><text:span text:style-name="example.-lastoftype..after_sense_article_sectionletter_dictionary"> </text:span></text:p>
        <text:p text:style-name="article_sectionletter_dictionary"><text:span text:style-name="sense..before_article_sectionletter_dictionary">3</text:span><text:span text:style-name="grammarcategory_sense_article_sectionletter_dictionary">N-Count</text:span><text:span text:style-name="grammarcategory..after_sense_article_sectionletter_dictionary"> </text:span><text:span text:style-name="grammaruse..before_sense_article_sectionletter_dictionary">[</text:span><text:span text:style-name="grammaruse_sense_article_sectionletter_dictionary">usu sing</text:span><text:span text:style-name="grammaruse..after_sense_article_sectionletter_dictionary">] </text:span><text:span text:style-name="definition firstoftype lastoftype_sense_article_sectionletter_dictionary">A </text:span><text:span text:style-name="worduse_definition firstoftype lastoftype_sense_article_sectionletter_dictionary">wake</text:span><text:span text:style-name="definition firstoftype lastoftype_sense_article_sectionletter_dictionary"> is a gathering of social event that is held before or after someone's funeral.</text:span><text:span text:style-name="definition..after_sense_article_sectionletter_dictionary"> </text:span><text:span text:style-name="example_sense_article_sectionletter_dictionary">A funeral wake was in progress.</text:span><text:span text:style-name="example.-lastoftype..after_sense_article_sectionletter_dictionary"> </text:span><text:span text:style-name="label_sensegroup_article_sectionletter_dictionary">Phrases</text:span> <text:span text:style-name="sense..before_sensegroup_article_sectionletter_dictionary">4</text:span><text:span text:style-name="grammarcategory_sense_sensegroup_article_sectionletter_dictionary">Prep-phrase</text:span><text:span text:style-name="grammarcategory..after_sense_sensegroup_article_sectionletter_dictionary"> </text:span><text:span text:style-name="relationsynonym..before_sense_sensegroup_article_sectionletter_dictionary">= </text:span><text:span text:style-name="relationsynonym_sense_sensegroup_article_sectionletter_dictionary">following</text:span><text:span text:style-name="relationsynonym..after_sense_sensegroup_article_sectionletter_dictionary"> </text:span><text:span text:style-name="definition firstoftype lastoftype_sense_sensegroup_article_sectionletter_dictionary">If one thing follows </text:span><text:span text:style-name="worduse_definition firstoftype lastoftype_sense_sensegroup_article_sectionletter_dictionary">in the wake of</text:span><text:span text:style-name="definition firstoftype lastoftype_sense_sensegroup_article_sectionletter_dictionary"> another, it happens after the other thing is over, often as a result of it.</text:span><text:span text:style-name="definition..after_sense_sensegroup_article_sectionletter_dictionary"> </text:span><text:span text:style-name="example_sense_sensegroup_article_sectionletter_dictionary">The governor has enjoyed a huge surge in the polls in the wake of last week's convention.</text:span><text:span text:style-name="example.-lastoftype..after_sense_sensegroup_article_sectionletter_dictionary"> </text:span></text:p>
        <text:p text:style-name="sense_sensegroup_article_sectionletter_dictionary"><text:span text:style-name="sense..before_sensegroup_article_sectionletter_dictionary">5</text:span><text:span text:style-name="grammarcategory_sense_sensegroup_article_sectionletter_dictionary">Phrase</text:span><text:span text:style-name="grammarcategory..after_sense_sensegroup_article_sectionletter_dictionary"> </text:span><text:span text:style-name="grammaruse..before_sense_sensegroup_article_sectionletter_dictionary">[</text:span><text:span text:style-name="grammaruse_sense_sensegroup_article_sectionletter_dictionary">usu with poss</text:span><text:span text:style-name="grammaruse..after_sense_sensegroup_article_sectionletter_dictionary">] </text:span><text:span text:style-name="definition firstoftype lastoftype_sense_sensegroup_article_sectionletter_dictionary">Your </text:span><text:span text:style-name="worduse_definition firstoftype lastoftype_sense_sensegroup_article_sectionletter_dictionary">waking hours</text:span><text:span text:style-name="definition firstoftype lastoftype_sense_sensegroup_article_sectionletter_dictionary"> are the times when you are awake rather than asleep.</text:span><text:span text:style-name="definition..after_sense_sensegroup_article_sectionletter_dictionary"> </text:span><text:span text:style-name="example_sense_sensegroup_article_sectionletter_dictionary">It was work which consumed most of his waking hours.</text:span><text:span text:style-name="example.-lastoftype..after_sense_sensegroup_article_sectionletter_dictionary"> </text:span></text:p>
        <text:p text:style-name="sense_sensegroup_article_sectionletter_dictionary"><text:span text:style-name="sense..before_sensegroup_article_sectionletter_dictionary">6</text:span><text:span text:style-name="grammarcategory_sense_sensegroup_article_sectionletter_dictionary">Phrase</text:span><text:span text:style-name="grammarcategory..after_sense_sensegroup_article_sectionletter_dictionary"> </text:span><text:span text:style-name="grammaruse..before_sense_sensegroup_article_sectionletter_dictionary">[</text:span><text:span text:style-name="grammaruse_sense_sensegroup_article_sectionletter_dictionary">PHR after v</text:span><text:span text:style-name="grammaruse..after_sense_sensegroup_article_sectionletter_dictionary">] </text:span><text:span text:style-name="definition firstoftype lastoftype_sense_sensegroup_article_sectionletter_dictionary">If you leave something or someone </text:span><text:span text:style-name="worduse_definition firstoftype lastoftype_sense_sensegroup_article_sectionletter_dictionary">in</text:span><text:span text:style-name="definition firstoftype lastoftype_sense_sensegroup_article_sectionletter_dictionary"> your </text:span><text:span text:style-name="worduse_definition firstoftype lastoftype_sense_sensegroup_article_sectionletter_dictionary">wake</text:span><text:span text:style-name="definition firstoftype lastoftype_sense_sensegroup_article_sectionletter_dictionary">, you leave them behind as you go.</text:span><text:span text:style-name="definition..after_sense_sensegroup_article_sectionletter_dictionary"> </text:span><text:span text:style-name="example_sense_sensegroup_article_sectionletter_dictionary">Adam stumbles on, leaving a trail of devastation in his wake.</text:span><text:span text:style-name="example.-lastoftype..after_sense_sensegroup_article_sectionletter_dictionary"> </text:span></text:p>
        <text:p text:style-name="article_sectionletter_dictionary"><text:span text:style-name="sense..before_sensegroup_article_sectionletter_dictionary">7</text:span><text:span text:style-name="grammarcategory_sense_sensegroup_article_sectionletter_dictionary">Phrase</text:span><text:span text:style-name="grammarcategory..after_sense_sensegroup_article_sectionletter_dictionary"> </text:span><text:span text:style-name="grammaruse..before_sense_sensegroup_article_sectionletter_dictionary">[</text:span><text:span text:style-name="grammaruse_sense_sensegroup_article_sectionletter_dictionary">PHR after v</text:span><text:span text:style-name="grammaruse..after_sense_sensegroup_article_sectionletter_dictionary">] </text:span><text:span text:style-name="definition firstoftype lastoftype_sense_sensegroup_article_sectionletter_dictionary">If you are following </text:span><text:span text:style-name="worduse_definition firstoftype lastoftype_sense_sensegroup_article_sectionletter_dictionary">in</text:span><text:span text:style-name="definition firstoftype lastoftype_sense_sensegroup_article_sectionletter_dictionary"> someone's </text:span><text:span text:style-name="worduse_definition firstoftype lastoftype_sense_sensegroup_article_sectionletter_dictionary">wake</text:span><text:span text:style-name="definition firstoftype lastoftype_sense_sensegroup_article_sectionletter_dictionary">, you are following them or their example.</text:span><text:span text:style-name="definition..after_sense_sensegroup_article_sectionletter_dictionary"> </text:span><text:span text:style-name="example_sense_sensegroup_article_sectionletter_dictionary">In his wake came a waiter wheeling a trolley.</text:span><text:span text:style-name="example..after_sense_sensegroup_article_sectionletter_dictionary"> ♦ </text:span><text:span text:style-name="example_sense_sensegroup_article_sectionletter_dictionary">...the endless stream of female artists who released albums in her wake.</text:span><text:span text:style-name="example.-lastoftype..after_sense_sensegroup_article_sectionletter_dictionary"> </text:span><text:span text:style-name="subentry..before_article_sectionletter_dictionary">▶</text:span><text:span text:style-name="headword.-subentry_subentry_article_sectionletter_dictionary">wake up</text:span><text:span text:style-name="headword..after_subentry_article_sectionletter_dictionary"> </text:span><text:span text:style-name="grammarcategory_subentry_article_sectionletter_dictionary">Phrasal verb</text:span><text:span text:style-name="grammarcategory..after_subentry_article_sectionletter_dictionary"> </text:span><text:span text:style-name="definition firstoftype lastoftype_subentry_article_sectionletter_dictionary">If something such as an activity </text:span><text:span text:style-name="worduse_definition firstoftype lastoftype_subentry_article_sectionletter_dictionary">wakes</text:span><text:span text:style-name="definition firstoftype lastoftype_subentry_article_sectionletter_dictionary"> you </text:span><text:span text:style-name="worduse_definition firstoftype lastoftype_subentry_article_sectionletter_dictionary">up</text:span><text:span text:style-name="definition firstoftype lastoftype_subentry_article_sectionletter_dictionary">, it makes you more alert and ready to do things after you have been lazy or inactive.</text:span><text:span text:style-name="definition..after_subentry_article_sectionletter_dictionary"> </text:span><text:span text:style-name="exampleuse_subentry_article_sectionletter_dictionary">V P n (not pron)</text:span><text:span text:style-name="exampleuse..after_subentry_article_sectionletter_dictionary"> </text:span><text:span text:style-name="exampleuse_subentry_article_sectionletter_dictionary">Also V n P</text:span><text:span text:style-name="exampleuse..after_subentry_article_sectionletter_dictionary"> </text:span><text:span text:style-name="example_subentry_article_sectionletter_dictionary">A cool shower wakes up the boday and boosts circulation.</text:span><text:span text:style-name="example.-lastoftype..after_subentry_article_sectionletter_dictionary"> </text:span><text:span text:style-name="crossreference..before_subentry_article_sectionletter_dictionary">➔ </text:span><text:span text:style-name="crossreference firstoftype lastoftype_subentry_article_sectionletter_dictionary">See also </text:span><text:span text:style-name="worduse_crossreference firstoftype lastoftype_subentry_article_sectionletter_dictionary">wake 1</text:span><text:span text:style-name="crossreference firstoftype lastoftype_subentry_article_sectionletter_dictionary">.</text:span> <text:span text:style-name="subentry..before_article_sectionletter_dictionary">▶</text:span><text:span text:style-name="headword.-subentry_subentry_article_sectionletter_dictionary">wake up to</text:span><text:span text:style-name="headword..after_subentry_article_sectionletter_dictionary"> </text:span><text:span text:style-name="grammarcategory_subentry_article_sectionletter_dictionary">Phrasal verb</text:span><text:span text:style-name="grammarcategory..after_subentry_article_sectionletter_dictionary"> </text:span><text:span text:style-name="definition firstoftype lastoftype_subentry_article_sectionletter_dictionary">If you </text:span><text:span text:style-name="worduse_definition firstoftype lastoftype_subentry_article_sectionletter_dictionary">wake up to</text:span><text:span text:style-name="definition firstoftype lastoftype_subentry_article_sectionletter_dictionary"> something, you become aware of it.</text:span><text:span text:style-name="definition..after_subentry_article_sectionletter_dictionary"> </text:span><text:span text:style-name="exampleuse_subentry_article_sectionletter_dictionary">V P P n</text:span><text:span text:style-name="exampleuse..after_subentry_article_sectionletter_dictionary"> </text:span><text:span text:style-name="example_subentry_article_sectionletter_dictionary">People should wake up to the fact that people with disabilities have got a vote as well.</text:span><text:span text:style-name="example.-lastoftype..after_subentry_article_sectionletter_dictionary"> </text:span></text:p>
        <text:p text:style-name="article_sectionletter_dictionary"><text:span text:style-name="headword_article_sectionletter_dictionary">wake</text:span><text:span text:style-name="headword_article_sectionletter_dictionary">ful</text:span><text:span text:style-name="headword..after_article_sectionletter_dictionary"> </text:span><text:span text:style-name="pronunciation.-firstoftype..before_article_sectionletter_dictionary">/</text:span><text:span text:style-name="pronunciation_article_sectionletter_dictionary">w</text:span><text:span text:style-name="stress_pronunciation_article_sectionletter_dictionary">eɪ</text:span><text:span text:style-name="pronunciation_article_sectionletter_dictionary">kfʊl</text:span><text:span text:style-name="pronunciation.-lastoftype..after_article_sectionletter_dictionary">/ </text:span><text:span text:style-name="grammarcategory_article_sectionletter_dictionary">Adj</text:span><text:span text:style-name="grammarcategory..after_article_sectionletter_dictionary"> </text:span><text:span text:style-name="definition firstoftype lastoftype_article_sectionletter_dictionary">Someone who is </text:span><text:span text:style-name="worduse_definition firstoftype lastoftype_article_sectionletter_dictionary">wakeful</text:span><text:span text:style-name="definition firstoftype lastoftype_article_sectionletter_dictionary"> finds it difficult to get to sleep and wakes up very often when they should be sleeping.</text:span><text:span text:style-name="definition..after_article_sectionletter_dictionary"> </text:span><text:span text:style-name="subentry..before_article_sectionletter_dictionary">▶</text:span><text:span text:style-name="headword.-subentry_subentry_article_sectionletter_dictionary">wake</text:span><text:span text:style-name="headword.-subentry_subentry_article_sectionletter_dictionary">ful</text:span><text:span text:style-name="headword.-subentry_subentry_article_sectionletter_dictionary">ness</text:span><text:span text:style-name="headword..after_subentry_article_sectionletter_dictionary"> </text:span><text:span text:style-name="grammarcategory_subentry_article_sectionletter_dictionary">N-Uncount</text:span><text:span text:style-name="grammarcategory..after_subentry_article_sectionletter_dictionary"> </text:span><text:span text:style-name="example_subentry_article_sectionletter_dictionary">It is never a good idea to take sleeping tablets regularly for this kind of wakefulness.</text:span><text:span text:style-name="example.-lastoftype..after_subentry_article_sectionletter_dictionary"> </text:span></text:p>
        <text:p text:style-name="article_sectionletter_dictionary"><text:span text:style-name="headword_article_sectionletter_dictionary">wak</text:span><text:span text:style-name="headword_article_sectionletter_dictionary">en</text:span><text:span text:style-name="headword..after_article_sectionletter_dictionary"> </text:span><text:span text:style-name="pronunciation.-firstoftype..before_article_sectionletter_dictionary">/</text:span><text:span text:style-name="pronunciation_article_sectionletter_dictionary">w</text:span><text:span text:style-name="stress_pronunciation_article_sectionletter_dictionary">eɪ</text:span><text:span text:style-name="pronunciation_article_sectionletter_dictionary">kən</text:span><text:span text:style-name="pronunciation.-lastoftype..after_article_sectionletter_dictionary">/ </text:span><text:span text:style-name="variantinflection.-firstoftype..before_article_sectionletter_dictionary">(</text:span><text:span text:style-name="variantinflection_article_sectionletter_dictionary">wakens</text:span> <text:span text:style-name="variantinflection-variantinflection..before_article_sectionletter_dictionary">, </text:span><text:span text:style-name="variantinflection_article_sectionletter_dictionary">wakening</text:span> <text:span text:style-name="variantinflection-variantinflection..before_article_sectionletter_dictionary">, </text:span><text:span text:style-name="variantinflection_article_sectionletter_dictionary">wakened</text:span><text:span text:style-name="variantinflection.-lastoftype..after_article_sectionletter_dictionary">) </text:span><text:span text:style-name="grammarcategory_article_sectionletter_dictionary">Verb</text:span><text:span text:style-name="grammarcategory..after_article_sectionletter_dictionary"> </text:span><text:span text:style-name="relationsynonym..before_article_sectionletter_dictionary">= </text:span><text:span text:style-name="relationsynonym_article_sectionletter_dictionary">wake</text:span><text:span text:style-name="relationsynonym..after_article_sectionletter_dictionary"> </text:span><text:span text:style-name="definition firstoftype lastoftype_article_sectionletter_dictionary">When you </text:span><text:span text:style-name="worduse_definition firstoftype lastoftype_article_sectionletter_dictionary">waken</text:span><text:span text:style-name="definition firstoftype lastoftype_article_sectionletter_dictionary">, or when something </text:span><text:span text:style-name="worduse_definition firstoftype lastoftype_article_sectionletter_dictionary">wakens</text:span><text:span text:style-name="definition firstoftype lastoftype_article_sectionletter_dictionary"> you, you wake from sleep.</text:span><text:span text:style-name="definition..after_article_sectionletter_dictionary"> </text:span><text:span text:style-name="usagedomain..before_article_sectionletter_dictionary">[</text:span><text:span text:style-name="usagedomain_article_sectionletter_dictionary">Literary</text:span><text:span text:style-name="usagedomain..after_article_sectionletter_dictionary">] </text:span><text:span text:style-name="exampleuse_article_sectionletter_dictionary">V n</text:span><text:span text:style-name="exampleuse..after_article_sectionletter_dictionary"> </text:span><text:span text:style-name="example_article_sectionletter_dictionary">The noise of a door slamming wakened her...</text:span><text:span text:style-name="example..after_article_sectionletter_dictionary"> ♦ </text:span><text:span text:style-name="exampleuse_article_sectionletter_dictionary">V</text:span><text:span text:style-name="exampleuse..after_article_sectionletter_dictionary"> </text:span><text:span text:style-name="example_article_sectionletter_dictionary">Women are much more likely than men to waken because of noise.</text:span><text:span text:style-name="example.-lastoftype..after_article_sectionletter_dictionary"> </text:span><text:span text:style-name="subsense..before_article_sectionletter_dictionary">♦</text:span><text:span text:style-name="grammarcategory_firstoftype lastoftype subsense_article_sectionletter_dictionary">Phrasal verb</text:span><text:span text:style-name="grammarcategory..after_firstoftype lastoftype subsense_article_sectionletter_dictionary"> </text:span><text:span text:style-name="worduse_definition firstoftype lastoftype_firstoftype lastoftype subsense_article_sectionletter_dictionary">Waken up</text:span><text:span text:style-name="definition firstoftype lastoftype_firstoftype lastoftype subsense_article_sectionletter_dictionary"> means the same as </text:span><text:span text:style-name="worduse_definition firstoftype lastoftype_firstoftype lastoftype subsense_article_sectionletter_dictionary">waken</text:span><text:span text:style-name="definition firstoftype lastoftype_firstoftype lastoftype subsense_article_sectionletter_dictionary">.</text:span><text:span text:style-name="definition..after_firstoftype lastoftype subsense_article_sectionletter_dictionary"> </text:span><text:span text:style-name="exampleuse_firstoftype lastoftype subsense_article_sectionletter_dictionary">V n P</text:span><text:span text:style-name="exampleuse..after_firstoftype lastoftype subsense_article_sectionletter_dictionary"> </text:span><text:span text:style-name="example_firstoftype lastoftype subsense_article_sectionletter_dictionary">‘Drink this coffee - it will waken you up.’...</text:span><text:span text:style-name="example..after_firstoftype lastoftype subsense_article_sectionletter_dictionary"> ♦ </text:span><text:span text:style-name="exampleuse_firstoftype lastoftype subsense_article_sectionletter_dictionary">V P</text:span><text:span text:style-name="exampleuse..after_firstoftype lastoftype subsense_article_sectionletter_dictionary"> </text:span><text:span text:style-name="example_firstoftype lastoftype subsense_article_sectionletter_dictionary">If you do waken up during the night, start the exercises again.</text:span><text:span text:style-name="example.-lastoftype..after_firstoftype lastoftype subsense_article_sectionletter_dictionary"> </text:span></text:p>
        <text:p text:style-name="article_sectionletter_dictionary"><text:span text:style-name="headword_article_sectionletter_dictionary">want</text:span><text:span text:style-name="headword..after_article_sectionletter_dictionary"> </text:span><text:span text:style-name="firstoftype grammarrequires lastoftype_article_sectionletter_dictionary">obj</text:span><text:span text:style-name="grammarrequires..after_article_sectionletter_dictionary"> </text:span><text:span text:style-name="relationsynonym..before_article_sectionletter_dictionary">= </text:span><text:span text:style-name="relationsynonym_article_sectionletter_dictionary">desire</text:span><text:span text:style-name="relationsynonym..after_article_sectionletter_dictionary"> </text:span><text:span text:style-name="pronunciation_.en_UK.-firstoftype..before_article_sectionletter_dictionary">/£</text:span><text:span text:style-name="pronunciation_article_sectionletter_dictionary">wʌnt</text:span> <text:span text:style-name="pronunciation_.en_US-pronunciation..before_article_sectionletter_dictionary">, $</text:span><text:span text:style-name="pronunciation_article_sectionletter_dictionary">wɑːnt</text:span><text:span text:style-name="pronunciation.-lastoftype..after_article_sectionletter_dictionary">/ </text:span><text:span text:style-name="grammarcategory_article_sectionletter_dictionary">v</text:span><text:span text:style-name="grammarcategory..after_article_sectionletter_dictionary"> </text:span><text:span text:style-name="definition firstoftype lastoftype_article_sectionletter_dictionary">to desire a particular thing or plan of action</text:span><text:span text:style-name="definition..after_article_sectionletter_dictionary"> </text:span><text:span text:style-name="note..before_article_sectionletter_dictionary">NOTE</text:span><text:span text:style-name="note_article_sectionletter_dictionary">Want is not used in polite requests in British English.</text:span><text:span text:style-name="note..after_article_sectionletter_dictionary"> </text:span><text:span text:style-name="exampleuse_article_sectionletter_dictionary">T</text:span><text:span text:style-name="exampleuse..after_article_sectionletter_dictionary"> </text:span><text:span text:style-name="example_article_sectionletter_dictionary">I want some chocolate.</text:span><text:span text:style-name="example..after_article_sectionletter_dictionary"> ♦ </text:span><text:span text:style-name="exampleuse_article_sectionletter_dictionary">T</text:span><text:span text:style-name="exampleuse..after_article_sectionletter_dictionary"> </text:span><text:span text:style-name="example_article_sectionletter_dictionary">She wants a word with you.</text:span><text:span text:style-name="example.-lastoftype..after_article_sectionletter_dictionar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ectionletter_dictionary" style:family="paragraph" style:parent-style-name="dictionary"/>
    <style:style xmlns:style="urn:oasis:names:tc:opendocument:xmlns:style:1.0" style:name="head.-sectionletter_sectionletter_dictionary" style:family="paragraph" style:parent-style-name="sectionletter_dictionary">
      <style:paragraph-properties fo:break-before="page" fo:padding-top="170.0787pt" fo:border-top="0.5pt solid #ffffff" fo:padding-bottom="28.34646pt" fo:border-bottom="0.5pt solid #ffffff"/>
      <style:text-properties display="block" fo:font-size="85.03937pt" style:font-size-complex="85.03937pt" fo:font-family="Gentium" style:font-name-complex="Gentium" fo:font-weight="700" style:font-weight-complex="700" fo:color="#aa0000"/>
    </style:style>
    <style:style xmlns:style="urn:oasis:names:tc:opendocument:xmlns:style:1.0" style:name="article_sectionletter_dictionary" style:family="paragraph" style:parent-style-name="sectionletter_dictionary">
      <style:paragraph-properties fo:line-height="11pt" fo:margin-bottom="2pt"/>
      <style:text-properties display="block"/>
    </style:style>
    <style:style xmlns:style="urn:oasis:names:tc:opendocument:xmlns:style:1.0" style:name="headword_article_sectionletter_dictionary" style:family="text" style:parent-style-name="article_sectionletter_dictionary">
      <style:text-properties display="inline" fo:font-family="Verdana" style:font-name-complex="Verdana" fo:font-weight="700" style:font-weight-complex="700" fo:font-size="10pt" style:font-size-complex="10pt" fo:color="#aa0000"/>
    </style:style>
    <style:style xmlns:style="urn:oasis:names:tc:opendocument:xmlns:style:1.0" style:name="headword..after_article_sectionletter_dictionary" style:family="text" style:parent-style-name="article_sectionletter_dictionary">
      <style:text-properties display="inline" fo:font-family="Verdana" style:font-name-complex="Verdana" fo:font-weight="700" style:font-weight-complex="700" fo:font-size="10pt" style:font-size-complex="10pt" fo:color="#aa0000"/>
    </style:style>
    <style:style xmlns:style="urn:oasis:names:tc:opendocument:xmlns:style:1.0" style:name="stress_headword_article_sectionletter_dictionary" style:family="text" style:parent-style-name="headword_article_sectionletter_dictionary">
      <style:text-properties display="inline"/>
    </style:style>
    <style:style xmlns:style="urn:oasis:names:tc:opendocument:xmlns:style:1.0" style:name="variantinflection_article_sectionletter_dictionary" style:family="text" style:parent-style-name="article_sectionletter_dictionary">
      <style:text-properties display="inline" fo:font-weight="700" style:font-weight-complex="700"/>
    </style:style>
    <style:style xmlns:style="urn:oasis:names:tc:opendocument:xmlns:style:1.0" style:name="variantinflection.-firstoftype..before_article_sectionletter_dictionary" style:family="text" style:parent-style-name="article_sectionletter_dictionary">
      <style:text-properties display="inline" fo:font-weight="700" style:font-weight-complex="700"/>
    </style:style>
    <style:style xmlns:style="urn:oasis:names:tc:opendocument:xmlns:style:1.0" style:name="variantinflection.-lastoftype..after_article_sectionletter_dictionary" style:family="text" style:parent-style-name="article_sectionletter_dictionary"/>
    <style:style xmlns:style="urn:oasis:names:tc:opendocument:xmlns:style:1.0" style:name="grammarcategory_article_sectionletter_dictionary" style:family="text" style:parent-style-name="article_sectionletter_dictionary">
      <style:text-properties display="inline" fo:text-transform="lowercase" fo:font-family="Verdana" style:font-name-complex="Verdana" fo:font-size="9pt" style:font-size-complex="9pt"/>
    </style:style>
    <style:style xmlns:style="urn:oasis:names:tc:opendocument:xmlns:style:1.0" style:name="grammarcategory..after_article_sectionletter_dictionary" style:family="text" style:parent-style-name="article_sectionletter_dictionary">
      <style:text-properties display="inline" fo:text-transform="lowercase" fo:font-family="Verdana" style:font-name-complex="Verdana" fo:font-size="9pt" style:font-size-complex="9pt"/>
    </style:style>
    <style:style xmlns:style="urn:oasis:names:tc:opendocument:xmlns:style:1.0" style:name="grammaruse_article_sectionletter_dictionary" style:family="text" style:parent-style-name="article_sectionletter_dictionary">
      <style:text-properties fo:font-size="9pt" style:font-size-complex="9pt" fo:font-family="Verdana" style:font-name-complex="Verdana"/>
    </style:style>
    <style:style xmlns:style="urn:oasis:names:tc:opendocument:xmlns:style:1.0" style:name="grammaruse..before_article_sectionletter_dictionary" style:family="text" style:parent-style-name="article_sectionletter_dictionary">
      <style:text-properties fo:font-size="9pt" style:font-size-complex="9pt" fo:font-family="Verdana" style:font-name-complex="Verdana"/>
    </style:style>
    <style:style xmlns:style="urn:oasis:names:tc:opendocument:xmlns:style:1.0" style:name="grammaruse..after_article_sectionletter_dictionary" style:family="text" style:parent-style-name="article_sectionletter_dictionary">
      <style:text-properties fo:font-size="9pt" style:font-size-complex="9pt" fo:font-family="Verdana" style:font-name-complex="Verdana"/>
    </style:style>
    <style:style xmlns:style="urn:oasis:names:tc:opendocument:xmlns:style:1.0" style:name="definition firstoftype lastoftype_article_sectionletter_dictionary" style:family="text" style:parent-style-name="article_sectionletter_dictionary"/>
    <style:style xmlns:style="urn:oasis:names:tc:opendocument:xmlns:style:1.0" style:name="definition..after_article_sectionletter_dictionary" style:family="text" style:parent-style-name="article_sectionletter_dictionary"/>
    <style:style xmlns:style="urn:oasis:names:tc:opendocument:xmlns:style:1.0" style:name="worduse_definition firstoftype lastoftype_article_sectionletter_dictionary" style:family="text" style:parent-style-name="definition firstoftype lastoftype_article_sectionletter_dictionary">
      <style:text-properties fo:font-weight="700" style:font-weight-complex="700" fo:font-family="Verdana" style:font-name-complex="Verdana" fo:font-size="8pt" style:font-size-complex="8pt"/>
    </style:style>
    <style:style xmlns:style="urn:oasis:names:tc:opendocument:xmlns:style:1.0" style:name="example_article_sectionletter_dictionary" style:family="text" style:parent-style-name="article_sectionletter_dictionary">
      <style:text-properties display="inline" fo:font-style="italic"/>
    </style:style>
    <style:style xmlns:style="urn:oasis:names:tc:opendocument:xmlns:style:1.0" style:name="example.-lastoftype..after_article_sectionletter_dictionary" style:family="text" style:parent-style-name="article_sectionletter_dictionary">
      <style:text-properties fo:font-family="Arial" style:font-name-complex="Arial" fo:font-style="normal" fo:font-weight="700" style:font-weight-complex="700" display="inline"/>
    </style:style>
    <style:style xmlns:style="urn:oasis:names:tc:opendocument:xmlns:style:1.0" style:name="variantspelling_article_sectionletter_dictionary" style:family="text" style:parent-style-name="article_sectionletter_dictionary">
      <style:text-properties display="inline" fo:font-family="Verdana" style:font-name-complex="Verdana" fo:font-weight="700" style:font-weight-complex="700" fo:font-size="9pt" style:font-size-complex="9pt"/>
    </style:style>
    <style:style xmlns:style="urn:oasis:names:tc:opendocument:xmlns:style:1.0" style:name="variantspelling..before_article_sectionletter_dictionary" style:family="text" style:parent-style-name="article_sectionletter_dictionary">
      <style:text-properties fo:font-family="Times New Roman" style:font-name-complex="Times New Roman" fo:font-weight="400" style:font-weight-complex="400" fo:color="#000000" display="inline" fo:font-size="9pt" style:font-size-complex="9pt"/>
    </style:style>
    <style:style xmlns:style="urn:oasis:names:tc:opendocument:xmlns:style:1.0" style:name="variantspelling..after_article_sectionletter_dictionary" style:family="text" style:parent-style-name="article_sectionletter_dictionary">
      <style:text-properties fo:font-family="Times New Roman" style:font-name-complex="Times New Roman" fo:font-weight="400" style:font-weight-complex="400" fo:color="#000000" display="inline" fo:font-size="9pt" style:font-size-complex="9pt"/>
    </style:style>
    <style:style xmlns:style="urn:oasis:names:tc:opendocument:xmlns:style:1.0" style:name="pronunciation_article_sectionletter_dictionary" style:family="text" style:parent-style-name="article_sectionletter_dictionary">
      <style:text-properties display="inline" fo:font-family="Gentium" style:font-name-complex="Gentium" fo:language="none" fo:country="none"/>
    </style:style>
    <style:style xmlns:style="urn:oasis:names:tc:opendocument:xmlns:style:1.0" style:name="pronunciation.-firstoftype..before_article_sectionletter_dictionary" style:family="text" style:parent-style-name="article_sectionletter_dictionary">
      <style:text-properties display="inline" fo:font-family="Gentium" style:font-name-complex="Gentium"/>
    </style:style>
    <style:style xmlns:style="urn:oasis:names:tc:opendocument:xmlns:style:1.0" style:name="pronunciation.-lastoftype..after_article_sectionletter_dictionary" style:family="text" style:parent-style-name="article_sectionletter_dictionary"/>
    <style:style xmlns:style="urn:oasis:names:tc:opendocument:xmlns:style:1.0" style:name="stress_pronunciation_article_sectionletter_dictionary" style:family="text" style:parent-style-name="pronunciation_article_sectionletter_dictionary">
      <style:text-properties display="inline"/>
    </style:style>
    <style:style xmlns:style="urn:oasis:names:tc:opendocument:xmlns:style:1.0" style:name="variantinflection-variantinflection..before_article_sectionletter_dictionary" style:family="text" style:parent-style-name="article_sectionletter_dictionary">
      <style:text-properties display="inline" fo:font-weight="700" style:font-weight-complex="700"/>
    </style:style>
    <style:style xmlns:style="urn:oasis:names:tc:opendocument:xmlns:style:1.0" style:name="sense_article_sectionletter_dictionary" style:family="text" style:parent-style-name="article_sectionletter_dictionary">
      <style:text-properties display="block"/>
    </style:style>
    <style:style xmlns:style="urn:oasis:names:tc:opendocument:xmlns:style:1.0" style:name="sense..before_article_sectionletter_dictionary" style:family="text" style:parent-style-name="article_sectionletter_dictionary">
      <style:paragraph-properties fo:margin-right="4pt"/>
      <style:text-properties fo:font-weight="700" style:font-weight-complex="700" fo:font-family="Verdana" style:font-name-complex="Verdana" display="block"/>
    </style:style>
    <style:style xmlns:style="urn:oasis:names:tc:opendocument:xmlns:style:1.0" style:name="grammarcategory_sense_article_sectionletter_dictionary" style:family="text" style:parent-style-name="sense_article_sectionletter_dictionary">
      <style:text-properties display="inline" fo:text-transform="lowercase" fo:font-family="Verdana" style:font-name-complex="Verdana" fo:font-size="9pt" style:font-size-complex="9pt"/>
    </style:style>
    <style:style xmlns:style="urn:oasis:names:tc:opendocument:xmlns:style:1.0" style:name="grammarcategory..after_sense_article_sectionletter_dictionary" style:family="text" style:parent-style-name="sense_article_sectionletter_dictionary">
      <style:text-properties display="inline" fo:text-transform="lowercase" fo:font-family="Verdana" style:font-name-complex="Verdana" fo:font-size="9pt" style:font-size-complex="9pt"/>
    </style:style>
    <style:style xmlns:style="urn:oasis:names:tc:opendocument:xmlns:style:1.0" style:name="image_sense_article_sectionletter_dictionary" style:family="text" style:parent-style-name="sense_article_sectionletter_dictionary">
      <style:paragraph-properties fo:float="right" fo:padding-left="4pt" fo:border-left="0.5pt solid #ffffff" fo:text-align="center"/>
      <style:text-properties fo:font-weight="700" style:font-weight-complex="700" fo:font-size="8" style:font-size-complex="8" fo:font-family="Verdana" style:font-name-complex="Verdana" fo:color="#ff0000"/>
    </style:style>
    <style:style xmlns:style="urn:oasis:names:tc:opendocument:xmlns:style:1.0" style:name="caption_image_sense_article_sectionletter_dictionary" style:family="text" style:parent-style-name="image_sense_article_sectionletter_dictionary"/>
    <style:style xmlns:style="urn:oasis:names:tc:opendocument:xmlns:style:1.0" style:name="definition firstoftype lastoftype_sense_article_sectionletter_dictionary" style:family="text" style:parent-style-name="sense_article_sectionletter_dictionary"/>
    <style:style xmlns:style="urn:oasis:names:tc:opendocument:xmlns:style:1.0" style:name="definition..after_sense_article_sectionletter_dictionary" style:family="text" style:parent-style-name="sense_article_sectionletter_dictionary"/>
    <style:style xmlns:style="urn:oasis:names:tc:opendocument:xmlns:style:1.0" style:name="worduse_definition firstoftype lastoftype_sense_article_sectionletter_dictionary" style:family="text" style:parent-style-name="definition firstoftype lastoftype_sense_article_sectionletter_dictionary">
      <style:text-properties fo:font-weight="700" style:font-weight-complex="700" fo:font-family="Verdana" style:font-name-complex="Verdana" fo:font-size="8pt" style:font-size-complex="8pt"/>
    </style:style>
    <style:style xmlns:style="urn:oasis:names:tc:opendocument:xmlns:style:1.0" style:name="example_sense_article_sectionletter_dictionary" style:family="text" style:parent-style-name="sense_article_sectionletter_dictionary">
      <style:text-properties display="inline" fo:font-style="italic"/>
    </style:style>
    <style:style xmlns:style="urn:oasis:names:tc:opendocument:xmlns:style:1.0" style:name="example.-lastoftype..after_sense_article_sectionletter_dictionary" style:family="text" style:parent-style-name="sense_article_sectionletter_dictionary">
      <style:text-properties fo:font-family="Arial" style:font-name-complex="Arial" fo:font-style="normal" fo:font-weight="700" style:font-weight-complex="700" display="inline"/>
    </style:style>
    <style:style xmlns:style="urn:oasis:names:tc:opendocument:xmlns:style:1.0" style:name="subentry_article_sectionletter_dictionary" style:family="text" style:parent-style-name="article_sectionletter_dictionary">
      <style:text-properties display="block"/>
    </style:style>
    <style:style xmlns:style="urn:oasis:names:tc:opendocument:xmlns:style:1.0" style:name="subentry..before_article_sectionletter_dictionary" style:family="text" style:parent-style-name="article_sectionletter_dictionary">
      <style:paragraph-properties fo:margin-right="4pt"/>
      <style:text-properties fo:font-family="Arial" style:font-name-complex="Arial" display="block"/>
    </style:style>
    <style:style xmlns:style="urn:oasis:names:tc:opendocument:xmlns:style:1.0" style:name="headword.-subentry_subentry_article_sectionletter_dictionary" style:family="text" style:parent-style-name="subentry_article_sectionletter_dictionary">
      <style:text-properties display="inline" fo:font-family="Times New Roman" style:font-name-complex="Times New Roman" fo:color="#000000" fo:font-weight="700" style:font-weight-complex="700" fo:font-size="10pt" style:font-size-complex="10pt"/>
    </style:style>
    <style:style xmlns:style="urn:oasis:names:tc:opendocument:xmlns:style:1.0" style:name="headword..after_subentry_article_sectionletter_dictionary" style:family="text" style:parent-style-name="subentry_article_sectionletter_dictionary">
      <style:text-properties display="inline" fo:font-family="Verdana" style:font-name-complex="Verdana" fo:font-weight="700" style:font-weight-complex="700" fo:font-size="10pt" style:font-size-complex="10pt" fo:color="#aa0000"/>
    </style:style>
    <style:style xmlns:style="urn:oasis:names:tc:opendocument:xmlns:style:1.0" style:name="example_subentry_article_sectionletter_dictionary" style:family="text" style:parent-style-name="subentry_article_sectionletter_dictionary">
      <style:text-properties display="inline" fo:font-style="italic"/>
    </style:style>
    <style:style xmlns:style="urn:oasis:names:tc:opendocument:xmlns:style:1.0" style:name="example.-lastoftype..after_subentry_article_sectionletter_dictionary" style:family="text" style:parent-style-name="subentry_article_sectionletter_dictionary">
      <style:text-properties fo:font-family="Arial" style:font-name-complex="Arial" fo:font-style="normal" fo:font-weight="700" style:font-weight-complex="700" display="inline"/>
    </style:style>
    <style:style xmlns:style="urn:oasis:names:tc:opendocument:xmlns:style:1.0" style:name="exampleuse_sense_article_sectionletter_dictionary" style:family="text" style:parent-style-name="sense_article_sectionletter_dictionary">
      <style:text-properties fo:font-weight="700" style:font-weight-complex="700" fo:font-size="9" style:font-size-complex="9" fo:font-family="Verdana" style:font-name-complex="Verdana"/>
    </style:style>
    <style:style xmlns:style="urn:oasis:names:tc:opendocument:xmlns:style:1.0" style:name="exampleuse..after_sense_article_sectionletter_dictionary" style:family="text" style:parent-style-name="sense_article_sectionletter_dictionary">
      <style:text-properties fo:font-weight="700" style:font-weight-complex="700" fo:font-size="9pt" style:font-size-complex="9pt" fo:font-family="Verdana" style:font-name-complex="Verdana"/>
    </style:style>
    <style:style xmlns:style="urn:oasis:names:tc:opendocument:xmlns:style:1.0" style:name="frequency_article_sectionletter_dictionary" style:family="text" style:parent-style-name="article_sectionletter_dictionary">
      <style:text-properties fo:color="#aa0000" fo:font-size="12pt" style:font-size-complex="12pt" fo:font-family="Arial" style:font-name-complex="Arial" fo:letter-spacing="-1pt"/>
    </style:style>
    <style:style xmlns:style="urn:oasis:names:tc:opendocument:xmlns:style:1.0" style:name="note_article_sectionletter_dictionary" style:family="text" style:parent-style-name="article_sectionletter_dictionary">
      <style:paragraph-properties fo:padding-top="2pt" fo:border-top="0.5pt solid #ffffff" fo:padding-right="2pt" fo:border-right="0.5pt solid #ffffff" fo:padding-bottom="2pt" fo:border-bottom="0.5pt solid #ffffff" fo:padding-left="2pt" fo:border-left="0.5pt solid #ffffff"/>
      <style:text-properties display="block" fo:background-color="#ffdddd"/>
    </style:style>
    <style:style xmlns:style="urn:oasis:names:tc:opendocument:xmlns:style:1.0" style:name="note..before_article_sectionletter_dictionary" style:family="text" style:parent-style-name="article_sectionletter_dictionary">
      <style:paragraph-properties fo:margin-right="5pt"/>
      <style:text-properties fo:font-family="Verdana" style:font-name-complex="Verdana" fo:font-size="7.5pt" style:font-size-complex="7.5pt" fo:color="#ffffff" display="block" fo:background-color="#aa0000"/>
    </style:style>
    <style:style xmlns:style="urn:oasis:names:tc:opendocument:xmlns:style:1.0" style:name="note..after_article_sectionletter_dictionary" style:family="text" style:parent-style-name="article_sectionletter_dictionary">
      <style:paragraph-properties fo:padding-top="2pt" fo:border-top="0.5pt solid #ffffff" fo:padding-right="2pt" fo:border-right="0.5pt solid #ffffff" fo:padding-bottom="2pt" fo:border-bottom="0.5pt solid #ffffff" fo:padding-left="2pt" fo:border-left="0.5pt solid #ffffff"/>
      <style:text-properties display="block" fo:background-color="#ffdddd"/>
    </style:style>
    <style:style xmlns:style="urn:oasis:names:tc:opendocument:xmlns:style:1.0" style:name="worduse_note_article_sectionletter_dictionary" style:family="text" style:parent-style-name="note_article_sectionletter_dictionary">
      <style:text-properties fo:font-weight="700" style:font-weight-complex="700" fo:font-family="Verdana" style:font-name-complex="Verdana" fo:font-size="8pt" style:font-size-complex="8pt"/>
    </style:style>
    <style:style xmlns:style="urn:oasis:names:tc:opendocument:xmlns:style:1.0" style:name="example..after_sense_article_sectionletter_dictionary" style:family="text" style:parent-style-name="sense_article_sectionletter_dictionary">
      <style:text-properties fo:font-family="Arial" style:font-name-complex="Arial" fo:font-style="normal" fo:font-weight="700" style:font-weight-complex="700" display="inline"/>
    </style:style>
    <style:style xmlns:style="urn:oasis:names:tc:opendocument:xmlns:style:1.0" style:name="firstoftype lastoftype subsense_sense_article_sectionletter_dictionary" style:family="text" style:parent-style-name="sense_article_sectionletter_dictionary"/>
    <style:style xmlns:style="urn:oasis:names:tc:opendocument:xmlns:style:1.0" style:name="subsense..before_sense_article_sectionletter_dictionary" style:family="text" style:parent-style-name="sense_article_sectionletter_dictionary">
      <style:paragraph-properties fo:margin-right="4pt"/>
      <style:text-properties fo:font-family="Arial" style:font-name-complex="Arial"/>
    </style:style>
    <style:style xmlns:style="urn:oasis:names:tc:opendocument:xmlns:style:1.0" style:name="grammarcategory_firstoftype lastoftype subsense_sense_article_sectionletter_dictionary" style:family="text" style:parent-style-name="firstoftype lastoftype subsense_sense_article_sectionletter_dictionary">
      <style:text-properties display="inline" fo:text-transform="lowercase" fo:font-family="Verdana" style:font-name-complex="Verdana" fo:font-size="9pt" style:font-size-complex="9pt"/>
    </style:style>
    <style:style xmlns:style="urn:oasis:names:tc:opendocument:xmlns:style:1.0" style:name="grammarcategory..after_firstoftype lastoftype subsense_sense_article_sectionletter_dictionary" style:family="text" style:parent-style-name="firstoftype lastoftype subsense_sense_article_sectionletter_dictionary">
      <style:text-properties display="inline" fo:text-transform="lowercase" fo:font-family="Verdana" style:font-name-complex="Verdana" fo:font-size="9pt" style:font-size-complex="9pt"/>
    </style:style>
    <style:style xmlns:style="urn:oasis:names:tc:opendocument:xmlns:style:1.0" style:name="grammaruse_firstoftype lastoftype subsense_sense_article_sectionletter_dictionary" style:family="text" style:parent-style-name="firstoftype lastoftype subsense_sense_article_sectionletter_dictionary">
      <style:text-properties fo:font-size="9pt" style:font-size-complex="9pt" fo:font-family="Verdana" style:font-name-complex="Verdana"/>
    </style:style>
    <style:style xmlns:style="urn:oasis:names:tc:opendocument:xmlns:style:1.0" style:name="grammaruse..before_firstoftype lastoftype subsense_sense_article_sectionletter_dictionary" style:family="text" style:parent-style-name="firstoftype lastoftype subsense_sense_article_sectionletter_dictionary">
      <style:text-properties fo:font-size="9pt" style:font-size-complex="9pt" fo:font-family="Verdana" style:font-name-complex="Verdana"/>
    </style:style>
    <style:style xmlns:style="urn:oasis:names:tc:opendocument:xmlns:style:1.0" style:name="grammaruse..after_firstoftype lastoftype subsense_sense_article_sectionletter_dictionary" style:family="text" style:parent-style-name="firstoftype lastoftype subsense_sense_article_sectionletter_dictionary">
      <style:text-properties fo:font-size="9pt" style:font-size-complex="9pt" fo:font-family="Verdana" style:font-name-complex="Verdana"/>
    </style:style>
    <style:style xmlns:style="urn:oasis:names:tc:opendocument:xmlns:style:1.0" style:name="definition firstoftype lastoftype_firstoftype lastoftype subsense_sense_article_sectionletter_dictionary" style:family="text" style:parent-style-name="firstoftype lastoftype subsense_sense_article_sectionletter_dictionary"/>
    <style:style xmlns:style="urn:oasis:names:tc:opendocument:xmlns:style:1.0" style:name="definition..after_firstoftype lastoftype subsense_sense_article_sectionletter_dictionary" style:family="text" style:parent-style-name="firstoftype lastoftype subsense_sense_article_sectionletter_dictionary"/>
    <style:style xmlns:style="urn:oasis:names:tc:opendocument:xmlns:style:1.0" style:name="worduse_definition firstoftype lastoftype_firstoftype lastoftype subsense_sense_article_sectionletter_dictionary" style:family="text" style:parent-style-name="definition firstoftype lastoftype_firstoftype lastoftype subsense_sense_article_sectionletter_dictionary">
      <style:text-properties fo:font-weight="700" style:font-weight-complex="700" fo:font-family="Verdana" style:font-name-complex="Verdana" fo:font-size="8pt" style:font-size-complex="8pt"/>
    </style:style>
    <style:style xmlns:style="urn:oasis:names:tc:opendocument:xmlns:style:1.0" style:name="example_firstoftype lastoftype subsense_sense_article_sectionletter_dictionary" style:family="text" style:parent-style-name="firstoftype lastoftype subsense_sense_article_sectionletter_dictionary">
      <style:text-properties display="inline" fo:font-style="italic"/>
    </style:style>
    <style:style xmlns:style="urn:oasis:names:tc:opendocument:xmlns:style:1.0" style:name="example..after_firstoftype lastoftype subsense_sense_article_sectionletter_dictionary" style:family="text" style:parent-style-name="firstoftype lastoftype subsense_sense_article_sectionletter_dictionary">
      <style:text-properties fo:font-family="Arial" style:font-name-complex="Arial" fo:font-style="normal" fo:font-weight="700" style:font-weight-complex="700" display="inline"/>
    </style:style>
    <style:style xmlns:style="urn:oasis:names:tc:opendocument:xmlns:style:1.0" style:name="exampleuse_firstoftype lastoftype subsense_sense_article_sectionletter_dictionary" style:family="text" style:parent-style-name="firstoftype lastoftype subsense_sense_article_sectionletter_dictionary">
      <style:text-properties fo:font-weight="700" style:font-weight-complex="700" fo:font-size="9" style:font-size-complex="9" fo:font-family="Verdana" style:font-name-complex="Verdana"/>
    </style:style>
    <style:style xmlns:style="urn:oasis:names:tc:opendocument:xmlns:style:1.0" style:name="exampleuse..after_firstoftype lastoftype subsense_sense_article_sectionletter_dictionary" style:family="text" style:parent-style-name="firstoftype lastoftype subsense_sense_article_sectionletter_dictionary">
      <style:text-properties fo:font-weight="700" style:font-weight-complex="700" fo:font-size="9pt" style:font-size-complex="9pt" fo:font-family="Verdana" style:font-name-complex="Verdana"/>
    </style:style>
    <style:style xmlns:style="urn:oasis:names:tc:opendocument:xmlns:style:1.0" style:name="example.-lastoftype..after_firstoftype lastoftype subsense_sense_article_sectionletter_dictionary" style:family="text" style:parent-style-name="firstoftype lastoftype subsense_sense_article_sectionletter_dictionary">
      <style:text-properties fo:font-family="Arial" style:font-name-complex="Arial" fo:font-style="normal" fo:font-weight="700" style:font-weight-complex="700" display="inline"/>
    </style:style>
    <style:style xmlns:style="urn:oasis:names:tc:opendocument:xmlns:style:1.0" style:name="grammaruse_sense_article_sectionletter_dictionary" style:family="text" style:parent-style-name="sense_article_sectionletter_dictionary">
      <style:text-properties fo:font-size="9pt" style:font-size-complex="9pt" fo:font-family="Verdana" style:font-name-complex="Verdana"/>
    </style:style>
    <style:style xmlns:style="urn:oasis:names:tc:opendocument:xmlns:style:1.0" style:name="grammaruse..before_sense_article_sectionletter_dictionary" style:family="text" style:parent-style-name="sense_article_sectionletter_dictionary">
      <style:text-properties fo:font-size="9pt" style:font-size-complex="9pt" fo:font-family="Verdana" style:font-name-complex="Verdana"/>
    </style:style>
    <style:style xmlns:style="urn:oasis:names:tc:opendocument:xmlns:style:1.0" style:name="grammaruse..after_sense_article_sectionletter_dictionary" style:family="text" style:parent-style-name="sense_article_sectionletter_dictionary">
      <style:text-properties fo:font-size="9pt" style:font-size-complex="9pt" fo:font-family="Verdana" style:font-name-complex="Verdana"/>
    </style:style>
    <style:style xmlns:style="urn:oasis:names:tc:opendocument:xmlns:style:1.0" style:name="sensegroup_article_sectionletter_dictionary" style:family="text" style:parent-style-name="article_sectionletter_dictionary">
      <style:text-properties display="block"/>
    </style:style>
    <style:style xmlns:style="urn:oasis:names:tc:opendocument:xmlns:style:1.0" style:name="label_sensegroup_article_sectionletter_dictionary" style:family="text" style:parent-style-name="sensegroup_article_sectionletter_dictionary">
      <style:paragraph-properties fo:padding-top="1pt" fo:border-top="0.5pt solid #ffffff" fo:padding-right="1pt" fo:border-right="0.5pt solid #ffffff" fo:padding-bottom="1pt" fo:border-bottom="0.5pt solid #ffffff" fo:padding-left="1pt" fo:border-left="0.5pt solid #ffffff" fo:margin-right="4pt"/>
      <style:text-properties display="run-in" fo:text-transform="uppercase" fo:font-size="7.5pt" style:font-size-complex="7.5pt" fo:background-color="#cccccc"/>
    </style:style>
    <style:style xmlns:style="urn:oasis:names:tc:opendocument:xmlns:style:1.0" style:name="sense_sensegroup_article_sectionletter_dictionary" style:family="text" style:parent-style-name="sensegroup_article_sectionletter_dictionary">
      <style:text-properties display="block"/>
    </style:style>
    <style:style xmlns:style="urn:oasis:names:tc:opendocument:xmlns:style:1.0" style:name="sense..before_sensegroup_article_sectionletter_dictionary" style:family="text" style:parent-style-name="sensegroup_article_sectionletter_dictionary">
      <style:paragraph-properties fo:margin-right="4pt"/>
      <style:text-properties fo:font-weight="700" style:font-weight-complex="700" fo:font-family="Verdana" style:font-name-complex="Verdana" display="block"/>
    </style:style>
    <style:style xmlns:style="urn:oasis:names:tc:opendocument:xmlns:style:1.0" style:name="grammarcategory_sense_sensegroup_article_sectionletter_dictionary" style:family="text" style:parent-style-name="sense_sensegroup_article_sectionletter_dictionary">
      <style:text-properties display="inline" fo:text-transform="lowercase" fo:font-family="Verdana" style:font-name-complex="Verdana" fo:font-size="9pt" style:font-size-complex="9pt"/>
    </style:style>
    <style:style xmlns:style="urn:oasis:names:tc:opendocument:xmlns:style:1.0" style:name="grammarcategory..after_sense_sensegroup_article_sectionletter_dictionary" style:family="text" style:parent-style-name="sense_sensegroup_article_sectionletter_dictionary">
      <style:text-properties display="inline" fo:text-transform="lowercase" fo:font-family="Verdana" style:font-name-complex="Verdana" fo:font-size="9pt" style:font-size-complex="9pt"/>
    </style:style>
    <style:style xmlns:style="urn:oasis:names:tc:opendocument:xmlns:style:1.0" style:name="relationsynonym_sense_sensegroup_article_sectionletter_dictionary" style:family="text" style:parent-style-name="sense_sensegroup_article_sectionletter_dictionary">
      <style:text-properties fo:font-variant="small-caps" fo:font-size="8.5pt" style:font-size-complex="8.5pt" fo:font-family="Verdana" style:font-name-complex="Verdana"/>
    </style:style>
    <style:style xmlns:style="urn:oasis:names:tc:opendocument:xmlns:style:1.0" style:name="relationsynonym..before_sense_sensegroup_article_sectionletter_dictionary" style:family="text" style:parent-style-name="sense_sensegroup_article_sectionletter_dictionary">
      <style:text-properties fo:font-variant="small-caps" fo:font-size="8.5pt" style:font-size-complex="8.5pt" fo:font-family="Verdana" style:font-name-complex="Verdana"/>
    </style:style>
    <style:style xmlns:style="urn:oasis:names:tc:opendocument:xmlns:style:1.0" style:name="relationsynonym..after_sense_sensegroup_article_sectionletter_dictionary" style:family="text" style:parent-style-name="sense_sensegroup_article_sectionletter_dictionary">
      <style:text-properties fo:font-variant="small-caps" fo:font-size="8.5pt" style:font-size-complex="8.5pt" fo:font-family="Verdana" style:font-name-complex="Verdana"/>
    </style:style>
    <style:style xmlns:style="urn:oasis:names:tc:opendocument:xmlns:style:1.0" style:name="definition firstoftype lastoftype_sense_sensegroup_article_sectionletter_dictionary" style:family="text" style:parent-style-name="sense_sensegroup_article_sectionletter_dictionary"/>
    <style:style xmlns:style="urn:oasis:names:tc:opendocument:xmlns:style:1.0" style:name="definition..after_sense_sensegroup_article_sectionletter_dictionary" style:family="text" style:parent-style-name="sense_sensegroup_article_sectionletter_dictionary"/>
    <style:style xmlns:style="urn:oasis:names:tc:opendocument:xmlns:style:1.0" style:name="worduse_definition firstoftype lastoftype_sense_sensegroup_article_sectionletter_dictionary" style:family="text" style:parent-style-name="definition firstoftype lastoftype_sense_sensegroup_article_sectionletter_dictionary">
      <style:text-properties fo:font-weight="700" style:font-weight-complex="700" fo:font-family="Verdana" style:font-name-complex="Verdana" fo:font-size="8pt" style:font-size-complex="8pt"/>
    </style:style>
    <style:style xmlns:style="urn:oasis:names:tc:opendocument:xmlns:style:1.0" style:name="example_sense_sensegroup_article_sectionletter_dictionary" style:family="text" style:parent-style-name="sense_sensegroup_article_sectionletter_dictionary">
      <style:text-properties display="inline" fo:font-style="italic"/>
    </style:style>
    <style:style xmlns:style="urn:oasis:names:tc:opendocument:xmlns:style:1.0" style:name="example.-lastoftype..after_sense_sensegroup_article_sectionletter_dictionary" style:family="text" style:parent-style-name="sense_sensegroup_article_sectionletter_dictionary">
      <style:text-properties fo:font-family="Arial" style:font-name-complex="Arial" fo:font-style="normal" fo:font-weight="700" style:font-weight-complex="700" display="inline"/>
    </style:style>
    <style:style xmlns:style="urn:oasis:names:tc:opendocument:xmlns:style:1.0" style:name="grammaruse_sense_sensegroup_article_sectionletter_dictionary" style:family="text" style:parent-style-name="sense_sensegroup_article_sectionletter_dictionary">
      <style:text-properties fo:font-size="9pt" style:font-size-complex="9pt" fo:font-family="Verdana" style:font-name-complex="Verdana"/>
    </style:style>
    <style:style xmlns:style="urn:oasis:names:tc:opendocument:xmlns:style:1.0" style:name="grammaruse..before_sense_sensegroup_article_sectionletter_dictionary" style:family="text" style:parent-style-name="sense_sensegroup_article_sectionletter_dictionary">
      <style:text-properties fo:font-size="9pt" style:font-size-complex="9pt" fo:font-family="Verdana" style:font-name-complex="Verdana"/>
    </style:style>
    <style:style xmlns:style="urn:oasis:names:tc:opendocument:xmlns:style:1.0" style:name="grammaruse..after_sense_sensegroup_article_sectionletter_dictionary" style:family="text" style:parent-style-name="sense_sensegroup_article_sectionletter_dictionary">
      <style:text-properties fo:font-size="9pt" style:font-size-complex="9pt" fo:font-family="Verdana" style:font-name-complex="Verdana"/>
    </style:style>
    <style:style xmlns:style="urn:oasis:names:tc:opendocument:xmlns:style:1.0" style:name="example..after_sense_sensegroup_article_sectionletter_dictionary" style:family="text" style:parent-style-name="sense_sensegroup_article_sectionletter_dictionary">
      <style:text-properties fo:font-family="Arial" style:font-name-complex="Arial" fo:font-style="normal" fo:font-weight="700" style:font-weight-complex="700" display="inline"/>
    </style:style>
    <style:style xmlns:style="urn:oasis:names:tc:opendocument:xmlns:style:1.0" style:name="grammarcategory_subentry_article_sectionletter_dictionary" style:family="text" style:parent-style-name="subentry_article_sectionletter_dictionary">
      <style:text-properties display="inline" fo:text-transform="lowercase" fo:font-family="Verdana" style:font-name-complex="Verdana" fo:font-size="9pt" style:font-size-complex="9pt"/>
    </style:style>
    <style:style xmlns:style="urn:oasis:names:tc:opendocument:xmlns:style:1.0" style:name="grammarcategory..after_subentry_article_sectionletter_dictionary" style:family="text" style:parent-style-name="subentry_article_sectionletter_dictionary">
      <style:text-properties display="inline" fo:text-transform="lowercase" fo:font-family="Verdana" style:font-name-complex="Verdana" fo:font-size="9pt" style:font-size-complex="9pt"/>
    </style:style>
    <style:style xmlns:style="urn:oasis:names:tc:opendocument:xmlns:style:1.0" style:name="definition firstoftype lastoftype_subentry_article_sectionletter_dictionary" style:family="text" style:parent-style-name="subentry_article_sectionletter_dictionary"/>
    <style:style xmlns:style="urn:oasis:names:tc:opendocument:xmlns:style:1.0" style:name="definition..after_subentry_article_sectionletter_dictionary" style:family="text" style:parent-style-name="subentry_article_sectionletter_dictionary"/>
    <style:style xmlns:style="urn:oasis:names:tc:opendocument:xmlns:style:1.0" style:name="worduse_definition firstoftype lastoftype_subentry_article_sectionletter_dictionary" style:family="text" style:parent-style-name="definition firstoftype lastoftype_subentry_article_sectionletter_dictionary">
      <style:text-properties fo:font-weight="700" style:font-weight-complex="700" fo:font-family="Verdana" style:font-name-complex="Verdana" fo:font-size="8pt" style:font-size-complex="8pt"/>
    </style:style>
    <style:style xmlns:style="urn:oasis:names:tc:opendocument:xmlns:style:1.0" style:name="exampleuse_subentry_article_sectionletter_dictionary" style:family="text" style:parent-style-name="subentry_article_sectionletter_dictionary">
      <style:text-properties fo:font-weight="700" style:font-weight-complex="700" fo:font-size="9" style:font-size-complex="9" fo:font-family="Verdana" style:font-name-complex="Verdana"/>
    </style:style>
    <style:style xmlns:style="urn:oasis:names:tc:opendocument:xmlns:style:1.0" style:name="exampleuse..after_subentry_article_sectionletter_dictionary" style:family="text" style:parent-style-name="subentry_article_sectionletter_dictionary">
      <style:text-properties fo:font-weight="700" style:font-weight-complex="700" fo:font-size="9pt" style:font-size-complex="9pt" fo:font-family="Verdana" style:font-name-complex="Verdana"/>
    </style:style>
    <style:style xmlns:style="urn:oasis:names:tc:opendocument:xmlns:style:1.0" style:name="crossreference firstoftype lastoftype_subentry_article_sectionletter_dictionary" style:family="text" style:parent-style-name="subentry_article_sectionletter_dictionary"/>
    <style:style xmlns:style="urn:oasis:names:tc:opendocument:xmlns:style:1.0" style:name="crossreference..before_subentry_article_sectionletter_dictionary" style:family="text" style:parent-style-name="subentry_article_sectionletter_dictionary">
      <style:text-properties fo:font-family="Arial" style:font-name-complex="Arial"/>
    </style:style>
    <style:style xmlns:style="urn:oasis:names:tc:opendocument:xmlns:style:1.0" style:name="worduse_crossreference firstoftype lastoftype_subentry_article_sectionletter_dictionary" style:family="text" style:parent-style-name="crossreference firstoftype lastoftype_subentry_article_sectionletter_dictionary">
      <style:text-properties fo:font-weight="700" style:font-weight-complex="700" fo:font-family="Verdana" style:font-name-complex="Verdana" fo:font-size="8pt" style:font-size-complex="8pt"/>
    </style:style>
    <style:style xmlns:style="urn:oasis:names:tc:opendocument:xmlns:style:1.0" style:name="relationsynonym_article_sectionletter_dictionary" style:family="text" style:parent-style-name="article_sectionletter_dictionary">
      <style:text-properties fo:font-variant="small-caps" fo:font-size="8.5pt" style:font-size-complex="8.5pt" fo:font-family="Verdana" style:font-name-complex="Verdana"/>
    </style:style>
    <style:style xmlns:style="urn:oasis:names:tc:opendocument:xmlns:style:1.0" style:name="relationsynonym..before_article_sectionletter_dictionary" style:family="text" style:parent-style-name="article_sectionletter_dictionary">
      <style:text-properties fo:font-variant="small-caps" fo:font-size="8.5pt" style:font-size-complex="8.5pt" fo:font-family="Verdana" style:font-name-complex="Verdana"/>
    </style:style>
    <style:style xmlns:style="urn:oasis:names:tc:opendocument:xmlns:style:1.0" style:name="relationsynonym..after_article_sectionletter_dictionary" style:family="text" style:parent-style-name="article_sectionletter_dictionary">
      <style:text-properties fo:font-variant="small-caps" fo:font-size="8.5pt" style:font-size-complex="8.5pt" fo:font-family="Verdana" style:font-name-complex="Verdana"/>
    </style:style>
    <style:style xmlns:style="urn:oasis:names:tc:opendocument:xmlns:style:1.0" style:name="usagedomain_article_sectionletter_dictionary" style:family="text" style:parent-style-name="article_sectionletter_dictionary">
      <style:text-properties fo:text-transform="uppercase" fo:font-size="7.5pt" style:font-size-complex="7.5pt"/>
    </style:style>
    <style:style xmlns:style="urn:oasis:names:tc:opendocument:xmlns:style:1.0" style:name="usagedomain..before_article_sectionletter_dictionary" style:family="text" style:parent-style-name="article_sectionletter_dictionary">
      <style:text-properties fo:text-transform="uppercase" fo:font-size="7.5pt" style:font-size-complex="7.5pt"/>
    </style:style>
    <style:style xmlns:style="urn:oasis:names:tc:opendocument:xmlns:style:1.0" style:name="usagedomain..after_article_sectionletter_dictionary" style:family="text" style:parent-style-name="article_sectionletter_dictionary">
      <style:text-properties fo:text-transform="uppercase" fo:font-size="7.5pt" style:font-size-complex="7.5pt"/>
    </style:style>
    <style:style xmlns:style="urn:oasis:names:tc:opendocument:xmlns:style:1.0" style:name="exampleuse_article_sectionletter_dictionary" style:family="text" style:parent-style-name="article_sectionletter_dictionary">
      <style:text-properties fo:font-weight="700" style:font-weight-complex="700" fo:font-size="9" style:font-size-complex="9" fo:font-family="Verdana" style:font-name-complex="Verdana"/>
    </style:style>
    <style:style xmlns:style="urn:oasis:names:tc:opendocument:xmlns:style:1.0" style:name="exampleuse..after_article_sectionletter_dictionary" style:family="text" style:parent-style-name="article_sectionletter_dictionary">
      <style:text-properties fo:font-weight="700" style:font-weight-complex="700" fo:font-size="9pt" style:font-size-complex="9pt" fo:font-family="Verdana" style:font-name-complex="Verdana"/>
    </style:style>
    <style:style xmlns:style="urn:oasis:names:tc:opendocument:xmlns:style:1.0" style:name="example..after_article_sectionletter_dictionary" style:family="text" style:parent-style-name="article_sectionletter_dictionary">
      <style:text-properties fo:font-family="Arial" style:font-name-complex="Arial" fo:font-style="normal" fo:font-weight="700" style:font-weight-complex="700" display="inline"/>
    </style:style>
    <style:style xmlns:style="urn:oasis:names:tc:opendocument:xmlns:style:1.0" style:name="firstoftype lastoftype subsense_article_sectionletter_dictionary" style:family="text" style:parent-style-name="article_sectionletter_dictionary"/>
    <style:style xmlns:style="urn:oasis:names:tc:opendocument:xmlns:style:1.0" style:name="subsense..before_article_sectionletter_dictionary" style:family="text" style:parent-style-name="article_sectionletter_dictionary">
      <style:paragraph-properties fo:margin-right="4pt"/>
      <style:text-properties fo:font-family="Arial" style:font-name-complex="Arial"/>
    </style:style>
    <style:style xmlns:style="urn:oasis:names:tc:opendocument:xmlns:style:1.0" style:name="grammarcategory_firstoftype lastoftype subsense_article_sectionletter_dictionary" style:family="text" style:parent-style-name="firstoftype lastoftype subsense_article_sectionletter_dictionary">
      <style:text-properties display="inline" fo:text-transform="lowercase" fo:font-family="Verdana" style:font-name-complex="Verdana" fo:font-size="9pt" style:font-size-complex="9pt"/>
    </style:style>
    <style:style xmlns:style="urn:oasis:names:tc:opendocument:xmlns:style:1.0" style:name="grammarcategory..after_firstoftype lastoftype subsense_article_sectionletter_dictionary" style:family="text" style:parent-style-name="firstoftype lastoftype subsense_article_sectionletter_dictionary">
      <style:text-properties display="inline" fo:text-transform="lowercase" fo:font-family="Verdana" style:font-name-complex="Verdana" fo:font-size="9pt" style:font-size-complex="9pt"/>
    </style:style>
    <style:style xmlns:style="urn:oasis:names:tc:opendocument:xmlns:style:1.0" style:name="definition firstoftype lastoftype_firstoftype lastoftype subsense_article_sectionletter_dictionary" style:family="text" style:parent-style-name="firstoftype lastoftype subsense_article_sectionletter_dictionary"/>
    <style:style xmlns:style="urn:oasis:names:tc:opendocument:xmlns:style:1.0" style:name="definition..after_firstoftype lastoftype subsense_article_sectionletter_dictionary" style:family="text" style:parent-style-name="firstoftype lastoftype subsense_article_sectionletter_dictionary"/>
    <style:style xmlns:style="urn:oasis:names:tc:opendocument:xmlns:style:1.0" style:name="worduse_definition firstoftype lastoftype_firstoftype lastoftype subsense_article_sectionletter_dictionary" style:family="text" style:parent-style-name="definition firstoftype lastoftype_firstoftype lastoftype subsense_article_sectionletter_dictionary">
      <style:text-properties fo:font-weight="700" style:font-weight-complex="700" fo:font-family="Verdana" style:font-name-complex="Verdana" fo:font-size="8pt" style:font-size-complex="8pt"/>
    </style:style>
    <style:style xmlns:style="urn:oasis:names:tc:opendocument:xmlns:style:1.0" style:name="exampleuse_firstoftype lastoftype subsense_article_sectionletter_dictionary" style:family="text" style:parent-style-name="firstoftype lastoftype subsense_article_sectionletter_dictionary">
      <style:text-properties fo:font-weight="700" style:font-weight-complex="700" fo:font-size="9" style:font-size-complex="9" fo:font-family="Verdana" style:font-name-complex="Verdana"/>
    </style:style>
    <style:style xmlns:style="urn:oasis:names:tc:opendocument:xmlns:style:1.0" style:name="exampleuse..after_firstoftype lastoftype subsense_article_sectionletter_dictionary" style:family="text" style:parent-style-name="firstoftype lastoftype subsense_article_sectionletter_dictionary">
      <style:text-properties fo:font-weight="700" style:font-weight-complex="700" fo:font-size="9pt" style:font-size-complex="9pt" fo:font-family="Verdana" style:font-name-complex="Verdana"/>
    </style:style>
    <style:style xmlns:style="urn:oasis:names:tc:opendocument:xmlns:style:1.0" style:name="example_firstoftype lastoftype subsense_article_sectionletter_dictionary" style:family="text" style:parent-style-name="firstoftype lastoftype subsense_article_sectionletter_dictionary">
      <style:text-properties display="inline" fo:font-style="italic"/>
    </style:style>
    <style:style xmlns:style="urn:oasis:names:tc:opendocument:xmlns:style:1.0" style:name="example..after_firstoftype lastoftype subsense_article_sectionletter_dictionary" style:family="text" style:parent-style-name="firstoftype lastoftype subsense_article_sectionletter_dictionary">
      <style:text-properties fo:font-family="Arial" style:font-name-complex="Arial" fo:font-style="normal" fo:font-weight="700" style:font-weight-complex="700" display="inline"/>
    </style:style>
    <style:style xmlns:style="urn:oasis:names:tc:opendocument:xmlns:style:1.0" style:name="example.-lastoftype..after_firstoftype lastoftype subsense_article_sectionletter_dictionary" style:family="text" style:parent-style-name="firstoftype lastoftype subsense_article_sectionletter_dictionary">
      <style:text-properties fo:font-family="Arial" style:font-name-complex="Arial" fo:font-style="normal" fo:font-weight="700" style:font-weight-complex="700" display="inline"/>
    </style:style>
    <style:style xmlns:style="urn:oasis:names:tc:opendocument:xmlns:style:1.0" style:name="firstoftype grammarrequires lastoftype_article_sectionletter_dictionary" style:family="text" style:parent-style-name="article_sectionletter_dictionary"/>
    <style:style xmlns:style="urn:oasis:names:tc:opendocument:xmlns:style:1.0" style:name="grammarrequires..after_article_sectionletter_dictionary" style:family="text" style:parent-style-name="article_sectionletter_dictionary"/>
    <style:style xmlns:style="urn:oasis:names:tc:opendocument:xmlns:style:1.0" style:name="pronunciation_.en_UK.-firstoftype..before_article_sectionletter_dictionary" style:family="text" style:parent-style-name="article_sectionletter_dictionary">
      <style:text-properties display="inline" fo:font-family="Gentium" style:font-name-complex="Gentium"/>
    </style:style>
    <style:style xmlns:style="urn:oasis:names:tc:opendocument:xmlns:style:1.0" style:name="pronunciation_.en_US-pronunciation..before_article_sectionletter_dictionary" style:family="text" style:parent-style-name="article_sectionletter_dictionary">
      <style:text-properties display="inline" fo:font-family="Gentium" style:font-name-complex="Gentium"/>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word" style:family="paragraph" style:parent-style-name="none">
      <style:text-properties text:display="inline" fo:font-family="Verdana" fo:font-weight="700" fo:font-size="100%" fo:color="#aa0000"/>
    </style:style>
    <style:style style:name="dictionary" style:family="paragraph" style:parent-style-name="none">
      <style:paragraph-properties fo:text-align="justify"/>
      <style:text-properties fo:font-size="10pt"/>
    </style:style>
    <style:style style:name="locator" style:family="paragraph" style:parent-style-name="none">
      <style:paragraph-properties fo:text-align="center"/>
      <style:text-properties text:display="block"/>
    </style:style>
    <style:style style:name="letter.-locator" style:family="paragraph" style:parent-style-name="none">
      <style:paragraph-properties fo:padding-top="25%" fo:border-top="0.5pt solid #ffffff" fo:padding-bottom="25%" fo:border-bottom="0.5pt solid #ffffff" fo:text-align="center"/>
      <style:text-properties text:display="block" fo:font-weight="700" fo:color="#ffffff"/>
    </style:style>
    <style:style style:name="letter.-current" style:family="paragraph" style:parent-style-name="none">
      <style:paragraph-properties fo:background-color="#aa0000"/>
    </style:style>
    <style:style style:name="image" style:family="paragraph" style:parent-style-name="none">
      <style:paragraph-properties fo:float="right" fo:padding-left="50%" fo:border-left="0.5pt solid #ffffff" fo:text-align="center"/>
      <style:text-properties fo:font-weight="700" fo:font-size="80%" fo:font-family="Verdana" fo:color="#ff0000"/>
    </style:style>
    <style:style style:name="img" style:family="paragraph" style:parent-style-name="none"/>
    <style:style style:name="article" style:family="paragraph" style:parent-style-name="none">
      <style:paragraph-properties fo:line-height="110%" fo:margin-bottom="2pt"/>
      <style:text-properties text:display="block"/>
    </style:style>
    <style:style style:name="sectionletter" style:family="paragraph" style:parent-style-name="none"/>
    <style:style style:name="head.-sectionletter" style:family="paragraph" style:parent-style-name="none">
      <style:paragraph-properties fo:break-before="page" fo:padding-top="170.0787pt" fo:border-top="0.5pt solid #ffffff" fo:padding-bottom="28.34646pt" fo:border-bottom="0.5pt solid #ffffff"/>
      <style:text-properties text:display="block" fo:font-size="85.03937pt" fo:font-family="Gentium" fo:font-weight="700" fo:color="#aa0000"/>
    </style:style>
    <style:style style:name="syllabificationpoint" style:family="paragraph" style:parent-style-name="none">
      <style:text-properties fo:font-family="Arial"/>
    </style:style>
    <style:style style:name="stress" style:family="paragraph" style:parent-style-name="none">
      <style:text-properties text:display="inline"/>
    </style:style>
    <style:style style:name="headword..after" style:family="paragraph" style:parent-style-name="none">
      <style:text-properties text:display="inline" fo:font-family="Verdana" fo:font-weight="700" fo:font-size="100%" fo:color="#aa0000"/>
    </style:style>
    <style:style style:name="variantspelling..before" style:family="paragraph" style:parent-style-name="none">
      <style:text-properties fo:font-family="Times New Roman" fo:font-weight="400" fo:color="#000000" text:display="inline" fo:font-size="90%"/>
    </style:style>
    <style:style style:name="variantspelling" style:family="paragraph" style:parent-style-name="none">
      <style:text-properties text:display="inline" fo:font-family="Verdana" fo:font-weight="700" fo:font-size="90%"/>
    </style:style>
    <style:style style:name="variantspelling..after" style:family="paragraph" style:parent-style-name="none">
      <style:text-properties fo:font-family="Times New Roman" fo:font-weight="400" fo:color="#000000" text:display="inline" fo:font-size="90%"/>
    </style:style>
    <style:style style:name="variantinflection" style:family="paragraph" style:parent-style-name="none">
      <style:text-properties text:display="inline" fo:font-weight="700"/>
    </style:style>
    <style:style style:name="variantinflection.-firstoftype..before" style:family="paragraph" style:parent-style-name="none"/>
    <style:style style:name="variantinflection-variantinflection..before" style:family="paragraph" style:parent-style-name="none">
      <style:text-properties text:display="inline" fo:font-weight="700"/>
    </style:style>
    <style:style style:name="variantinflection.-lastoftype..after" style:family="paragraph" style:parent-style-name="none"/>
    <style:style style:name="grammarcategory" style:family="paragraph" style:parent-style-name="none">
      <style:text-properties text:display="inline" fo:text-transform="lowercase" fo:font-family="Verdana" fo:font-size="90%"/>
    </style:style>
    <style:style style:name="grammarcategory..after" style:family="paragraph" style:parent-style-name="none">
      <style:text-properties text:display="inline" fo:text-transform="lowercase" fo:font-family="Verdana" fo:font-size="90%"/>
    </style:style>
    <style:style style:name="grammarrequires..after" style:family="paragraph" style:parent-style-name="none"/>
    <style:style style:name="grammaruse" style:family="paragraph" style:parent-style-name="none">
      <style:text-properties fo:font-size="90%" fo:font-family="Verdana"/>
    </style:style>
    <style:style style:name="grammaruse..before" style:family="paragraph" style:parent-style-name="none">
      <style:text-properties fo:font-size="90%" fo:font-family="Verdana"/>
    </style:style>
    <style:style style:name="grammaruse..after" style:family="paragraph" style:parent-style-name="none">
      <style:text-properties fo:font-size="90%" fo:font-family="Verdana"/>
    </style:style>
    <style:style style:name="relationsynonym" style:family="paragraph" style:parent-style-name="none">
      <style:text-properties fo:font-variant="small-caps" fo:font-size="85%" fo:font-family="Verdana"/>
    </style:style>
    <style:style style:name="relationsynonym..before" style:family="paragraph" style:parent-style-name="none">
      <style:text-properties fo:font-variant="small-caps" fo:font-size="85%" fo:font-family="Verdana"/>
    </style:style>
    <style:style style:name="relationsynonym..after" style:family="paragraph" style:parent-style-name="none">
      <style:text-properties fo:font-variant="small-caps" fo:font-size="85%" fo:font-family="Verdana"/>
    </style:style>
    <style:style style:name="relationantonym" style:family="paragraph" style:parent-style-name="none">
      <style:text-properties fo:font-variant="small-caps" fo:font-size="85%" fo:font-family="Verdana"/>
    </style:style>
    <style:style style:name="relationantonym..before" style:family="paragraph" style:parent-style-name="none">
      <style:text-properties fo:font-variant="small-caps" fo:font-size="85%" fo:font-family="Verdana"/>
    </style:style>
    <style:style style:name="frequency" style:family="paragraph" style:parent-style-name="none">
      <style:text-properties fo:color="#aa0000" fo:font-size="120%" fo:font-family="Arial" fo:letter-spacing="-10%"/>
    </style:style>
    <style:style style:name="worduse" style:family="paragraph" style:parent-style-name="none">
      <style:text-properties fo:font-weight="700" fo:font-family="Verdana" fo:font-size="80%"/>
    </style:style>
    <style:style style:name="homographnumber" style:family="paragraph" style:parent-style-name="none">
      <style:text-properties text:display="inline" fo:font-family="Verdana" fo:font-weight="700" fo:font-size="100%" style:text-position="sub"/>
    </style:style>
    <style:style style:name="note..before" style:family="paragraph" style:parent-style-name="none">
      <style:paragraph-properties fo:background-color="#aa0000" fo:margin-right="50%"/>
      <style:text-properties fo:font-family="Verdana" fo:font-size="75%" fo:color="#ffffff" text:display="block" fo:background-color="#aa0000"/>
    </style:style>
    <style:style style:name="note" style:family="paragraph" style:parent-style-name="none">
      <style:paragraph-properties fo:padding-top="2pt" fo:border-top="0.5pt solid #ffffff" fo:padding-right="2pt" fo:border-right="0.5pt solid #ffffff" fo:padding-bottom="2pt" fo:border-bottom="0.5pt solid #ffffff" fo:padding-left="2pt" fo:border-left="0.5pt solid #ffffff" fo:background-color="#ffdddd"/>
      <style:text-properties text:display="block" fo:background-color="#ffdddd"/>
    </style:style>
    <style:style style:name="note..after" style:family="paragraph" style:parent-style-name="none">
      <style:paragraph-properties fo:padding-top="2pt" fo:border-top="0.5pt solid #ffffff" fo:padding-right="2pt" fo:border-right="0.5pt solid #ffffff" fo:padding-bottom="2pt" fo:border-bottom="0.5pt solid #ffffff" fo:padding-left="2pt" fo:border-left="0.5pt solid #ffffff" fo:background-color="#ffdddd"/>
      <style:text-properties text:display="block" fo:background-color="#ffdddd"/>
    </style:style>
    <style:style style:name="sense" style:family="paragraph" style:parent-style-name="none">
      <style:text-properties text:display="block"/>
    </style:style>
    <style:style style:name="sense..before" style:family="paragraph" style:parent-style-name="none">
      <style:paragraph-properties fo:margin-right="40%"/>
      <style:text-properties fo:font-weight="700" fo:font-family="Verdana" text:display="block"/>
    </style:style>
    <style:style style:name="definition..after" style:family="paragraph" style:parent-style-name="none"/>
    <style:style style:name="example" style:family="paragraph" style:parent-style-name="none">
      <style:text-properties text:display="inline" fo:font-style="italic"/>
    </style:style>
    <style:style style:name="example..after" style:family="paragraph" style:parent-style-name="none">
      <style:text-properties fo:font-family="Arial" fo:font-style="normal" fo:font-weight="700" text:display="inline"/>
    </style:style>
    <style:style style:name="example.-lastoftype..after" style:family="paragraph" style:parent-style-name="none"/>
    <style:style style:name="exampleuse" style:family="paragraph" style:parent-style-name="none">
      <style:text-properties fo:font-weight="700" fo:font-size="90%" fo:font-family="Verdana"/>
    </style:style>
    <style:style style:name="exampleuse..after" style:family="paragraph" style:parent-style-name="none">
      <style:text-properties fo:font-weight="700" fo:font-size="90%" fo:font-family="Verdana"/>
    </style:style>
    <style:style style:name="translation" style:family="paragraph" style:parent-style-name="none">
      <style:text-properties text:display="inline"/>
    </style:style>
    <style:style style:name="pronunciation.-firstoftype..before" style:family="paragraph" style:parent-style-name="none"/>
    <style:style style:name="pronunciation_.en_UK.-firstoftype..before" style:family="paragraph" style:parent-style-name="none"/>
    <style:style style:name="pronunciation_.en_US.-firstoftype..before" style:family="paragraph" style:parent-style-name="none"/>
    <style:style style:name="pronunciation-pronunciation..before" style:family="paragraph" style:parent-style-name="none">
      <style:text-properties text:display="inline" fo:font-family="Gentium"/>
    </style:style>
    <style:style style:name="pronunciation_.en_UK-pronunciation..before" style:family="paragraph" style:parent-style-name="none">
      <style:text-properties text:display="inline" fo:font-family="Gentium"/>
    </style:style>
    <style:style style:name="pronunciation_.en_US-pronunciation..before" style:family="paragraph" style:parent-style-name="none">
      <style:text-properties text:display="inline" fo:font-family="Gentium"/>
    </style:style>
    <style:style style:name="pronunciation.-lastoftype..after" style:family="paragraph" style:parent-style-name="none"/>
    <style:style style:name="pronunciation_.en_UK..before" style:family="paragraph" style:parent-style-name="none"/>
    <style:style style:name="pronunciation_.en_US..before" style:family="paragraph" style:parent-style-name="none"/>
    <style:style style:name="pronunciation" style:family="paragraph" style:parent-style-name="none">
      <style:text-properties text:display="inline" fo:font-family="Gentium"/>
    </style:style>
    <style:style style:name="headword.-subentry" style:family="paragraph" style:parent-style-name="none">
      <style:text-properties text:display="inline" fo:font-family="Times New Roman" fo:color="#000000" fo:font-weight="700" fo:font-size="100%"/>
    </style:style>
    <style:style style:name="subentry..before" style:family="paragraph" style:parent-style-name="none">
      <style:paragraph-properties fo:margin-right="40%"/>
      <style:text-properties fo:font-family="Arial" text:display="block"/>
    </style:style>
    <style:style style:name="subentry" style:family="paragraph" style:parent-style-name="none">
      <style:text-properties text:display="block"/>
    </style:style>
    <style:style style:name="label" style:family="paragraph" style:parent-style-name="none">
      <style:paragraph-properties fo:background-color="#cccccc" fo:padding-top="1pt" fo:border-top="0.5pt solid #ffffff" fo:padding-right="1pt" fo:border-right="0.5pt solid #ffffff" fo:padding-bottom="1pt" fo:border-bottom="0.5pt solid #ffffff" fo:padding-left="1pt" fo:border-left="0.5pt solid #ffffff" fo:margin-right="40%"/>
      <style:text-properties text:display="run-in" fo:text-transform="uppercase" fo:font-size="75%" fo:background-color="#cccccc"/>
    </style:style>
    <style:style style:name="sensegroup" style:family="paragraph" style:parent-style-name="none">
      <style:text-properties text:display="block"/>
    </style:style>
    <style:style style:name="crossreference..before" style:family="paragraph" style:parent-style-name="none">
      <style:text-properties fo:font-family="Arial"/>
    </style:style>
    <style:style style:name="usagedomain" style:family="paragraph" style:parent-style-name="none">
      <style:text-properties fo:text-transform="uppercase" fo:font-size="75%"/>
    </style:style>
    <style:style style:name="usagedomain..before" style:family="paragraph" style:parent-style-name="none">
      <style:text-properties fo:text-transform="uppercase" fo:font-size="75%"/>
    </style:style>
    <style:style style:name="usagedomain..after" style:family="paragraph" style:parent-style-name="none">
      <style:text-properties fo:text-transform="uppercase" fo:font-size="75%"/>
    </style:style>
    <style:style style:name="subsense..before" style:family="paragraph" style:parent-style-name="none">
      <style:paragraph-properties fo:margin-right="40%"/>
      <style:text-properties fo:font-family="Arial"/>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padding-top="12pt" fo:border-top="0.5pt solid #ffffff" fo:padding-bottom="12pt" fo:border-bottom="0.5pt solid #ffffff"/>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62599in" style:type="center"/>
          <style:tab-stop style:position="6.925197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62599in" style:type="center"/>
          <style:tab-stop style:position="6.925197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fo:font-family="Verdana" style:font-name-complex="Verdana" fo:font-weight="700" fo:font-size="12pt" fo:color="#aa0000" fo:margin-top="100%" border-bottom-style="none" border-bottom-width=".5" border-bottom-color="#aa0000" fo:margin-bottom="100%" style:vertical-align="bottom" content=""/>
    </style:style>
    <style:style style:name="PageHeaderFooter1" style:family="text">
      <style:text-properties fo:margin-top="100%" border-bottom-style="none" border-bottom-width=".5" border-bottom-color="#aa0000" fo:margin-bottom="100%" style:vertical-align="bottom" content=""/>
    </style:style>
    <style:style style:name="PageHeaderFooter2" style:family="text">
      <style:text-properties fo:font-family="Verdana" style:font-name-complex="Verdana" fo:font-weight="700" fo:font-size="12pt" fo:color="#aa0000" fo:margin-top="100%" border-bottom-style="none" border-bottom-width=".5" border-bottom-color="#aa0000" fo:margin-bottom="100%" style:vertical-align="bottom" content=""/>
    </style:style>
    <style:style style:name="PageHeaderFooter3" style:family="text">
      <style:text-properties/>
    </style:style>
    <style:style style:name="PageHeaderFooter4" style:family="text">
      <style:text-properties/>
    </style:style>
    <style:style style:name="PageHeaderFooter5" style:family="text">
      <style:text-properties/>
    </style:style>
    <style:style style:name="PageHeaderFooter12" style:family="text">
      <style:text-properties fo:font-family="Verdana" style:font-name-complex="Verdana" fo:font-weight="700" fo:font-size="12pt" fo:color="#aa0000" fo:margin-top="100%" border-bottom-style="none" border-bottom-width=".5" border-bottom-color="#aa0000" fo:margin-bottom="100%" style:vertical-align="bottom" content=""/>
    </style:style>
    <style:style style:name="PageHeaderFooter13" style:family="text">
      <style:text-properties fo:margin-top="100%" border-bottom-style="none" border-bottom-width=".5" border-bottom-color="#aa0000" fo:margin-bottom="100%" style:vertical-align="bottom" content=""/>
    </style:style>
    <style:style style:name="PageHeaderFooter14" style:family="text">
      <style:text-properties fo:font-family="Verdana" style:font-name-complex="Verdana" fo:font-weight="700" fo:font-size="12pt" fo:color="#aa0000" fo:margin-top="100%" border-bottom-style="none" border-bottom-width=".5" border-bottom-color="#aa0000" fo:margin-bottom="100%" style:vertical-align="bottom" content=""/>
    </style:style>
    <style:style style:name="PageHeaderFooter15" style:family="text">
      <style:text-properties/>
    </style:style>
    <style:style style:name="PageHeaderFooter16" style:family="text">
      <style:text-properties/>
    </style:style>
    <style:style style:name="PageHeaderFooter17" style:family="text">
      <style:text-properties/>
    </style:style>
    <style:style style:name="PageHeaderFooter18" style:family="text">
      <style:text-properties fo:font-family="Verdana" style:font-name-complex="Verdana" fo:font-weight="700" fo:font-size="12pt" fo:color="#aa0000" fo:margin-top="100%" border-bottom-style="none" border-bottom-width=".5" border-bottom-color="#aa0000" fo:margin-bottom="100%" style:vertical-align="bottom" content=""/>
    </style:style>
    <style:style style:name="PageHeaderFooter19" style:family="text">
      <style:text-properties fo:margin-top="100%" border-bottom-style="none" border-bottom-width=".5" border-bottom-color="#aa0000" fo:margin-bottom="100%" style:vertical-align="bottom" content=""/>
    </style:style>
    <style:style style:name="PageHeaderFooter20" style:family="text">
      <style:text-properties fo:font-family="Verdana" style:font-name-complex="Verdana" fo:font-weight="700" fo:font-size="12pt" fo:color="#aa0000" fo:margin-top="100%" border-bottom-style="none" border-bottom-width=".5" border-bottom-color="#aa0000" fo:margin-bottom="100%" style:vertical-align="bottom" content=""/>
    </style:style>
    <style:style style:name="PageHeaderFooter21" style:family="text">
      <style:text-properties/>
    </style:style>
    <style:style style:name="PageHeaderFooter22" style:family="text">
      <style:text-properties/>
    </style:style>
    <style:style style:name="PageHeaderFooter23" style:family="text">
      <style:text-properties/>
    </style:style>
    <style:page-layout style:name="pm1">
      <style:page-layout-properties>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margin-top="56.69291pt" fo:margin-right="56.69291pt" fo:margin-bottom="56.69291pt" fo:margin-left="56.69291pt" fo:page-height="792pt" fo:page-width="612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56.69291pt" fo:margin-right="56.69291pt" fo:margin-bottom="56.69291pt" fo:margin-left="56.69291pt" fo:page-height="792pt" fo:page-width="612pt">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56.69291pt" fo:margin-right="56.69291pt" fo:margin-bottom="56.69291pt" fo:margin-left="56.69291pt" fo:page-height="792pt" fo:page-width="612pt">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56.69291pt" fo:margin-right="56.69291pt" fo:margin-bottom="56.69291pt" fo:margin-left="56.69291pt" fo:page-height="792pt" fo:page-width="612pt">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master-page>
    <style:master-page style:name="Left_20_Page" style:display-name="Left Page" style:page-layout-name="pm4" style:next-style-name="Right_20_Page">
      <style:header>
        <text:p text:style-name="Header">
          <text:span text:style-name="PageHeaderFooter12"/>
          <text:tab/>
          <text:span text:style-name="PageHeaderFooter13"/>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tab/>
          <text:span text:style-name="PageHeaderFooter20"/>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1-01-28T13:15:20</meta:creation-date>
    <dc:creator>sudyk</dc:creator>
    <dc:date>2011-01-28T13:15:20</dc:date>
    <meta:editing-cycles>1</meta:editing-cycles>
    <meta:editing-duration>PT2M27S</meta:editing-duration>
    <meta:AssemblyVersion Assembly-Version="OpenOfficeWriter 0.6.15.508"/>
    <meta:Created-By Created-By="TestBed 0.6.15.508"/>
    <meta:user-defined meta:name="Assembly-Version">OpenOfficeWriter 0.6.15.508</meta:user-defined>
    <meta:user-defined meta:name="Created-By">TestBed 0.6.15.508</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False"
Const OutputFormat = "odt"
Const FilePath = "E:\SIL_GOOGLE_SVN\pathway\Test\OpenOfficeConvert\TestFiles\input\t9"
Const IsPreview = "False"
Const RunMacroFirstTime = "True"

'Changed On Jan-07-2011 for TD-1779(no information in headers)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